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4A86E8" style:repeat-content="false"/>
      <style:paragraph-properties fo:text-align="start" fo:margin-left="0cm"/>
      <style:text-properties fo:color="#FFFFFF"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fo:background-color="#4A86E8"/>
      <style:text-properties fo:color="#FFFFFF"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5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11" style:family="table-cell" style:parent-style-name="Default" style:data-style-name="N38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12" style:family="table-cell" style:parent-style-name="Default" style:data-style-name="N39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13" style:family="table-cell" style:parent-style-name="Default" style:data-style-name="N39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o1" style:family="table-column">
      <style:table-column-properties fo:break-before="auto" style:column-width="5.97958333333333cm"/>
    </style:style>
    <style:style style:name="co2" style:family="table-column">
      <style:table-column-properties fo:break-before="auto" style:column-width="4.47145833333333cm"/>
    </style:style>
    <style:style style:name="co3" style:family="table-column">
      <style:table-column-properties fo:break-before="auto" style:column-width="6.24416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5.92666666666667cm"/>
    </style:style>
    <style:style style:name="co6" style:family="table-column">
      <style:table-column-properties fo:break-before="auto" style:column-width="6.29708333333333cm"/>
    </style:style>
    <style:style style:name="co7" style:family="table-column">
      <style:table-column-properties fo:break-before="auto" style:column-width="6.13833333333333cm"/>
    </style:style>
    <style:style style:name="co8" style:family="table-column">
      <style:table-column-properties fo:break-before="auto" style:column-width="5.66208333333333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00604166666667cm"/>
    </style:style>
    <style:style style:name="co11" style:family="table-column">
      <style:table-column-properties fo:break-before="auto" style:column-width="4.6037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5.76791666666667cm"/>
    </style:style>
    <style:style style:name="co14" style:family="table-column">
      <style:table-column-properties fo:break-before="auto" style:column-width="5.715cm"/>
    </style:style>
    <style:style style:name="co15" style:family="table-column">
      <style:table-column-properties fo:break-before="auto" style:column-width="4.81541666666667cm"/>
    </style:style>
    <style:style style:name="co16" style:family="table-column">
      <style:table-column-properties fo:break-before="auto" style:column-width="5.74145833333333cm"/>
    </style:style>
    <style:style style:name="co17" style:family="table-column">
      <style:table-column-properties fo:break-before="auto" style:column-width="4.73604166666667cm"/>
    </style:style>
    <style:style style:name="co18" style:family="table-column">
      <style:table-column-properties fo:break-before="auto" style:column-width="6.53520833333333cm"/>
    </style:style>
    <style:style style:name="co19" style:family="table-column">
      <style:table-column-properties fo:break-before="auto" style:column-width="4.33916666666667cm"/>
    </style:style>
    <style:style style:name="co20" style:family="table-column">
      <style:table-column-properties fo:break-before="auto" style:column-width="6.32354166666667cm"/>
    </style:style>
    <style:style style:name="co21" style:family="table-column">
      <style:table-column-properties fo:break-before="auto" style:column-width="5.23875cm"/>
    </style:style>
    <style:style style:name="co22" style:family="table-column">
      <style:table-column-properties fo:break-before="auto" style:column-width="2.8575cm"/>
    </style:style>
    <style:style style:name="co23" style:family="table-column">
      <style:table-column-properties fo:break-before="auto" style:column-width="4.63020833333333cm"/>
    </style:style>
    <style:style style:name="co24" style:family="table-column">
      <style:table-column-properties fo:break-before="auto" style:column-width="6.61458333333333cm"/>
    </style:style>
    <style:style style:name="co25" style:family="table-column">
      <style:table-column-properties fo:break-before="auto" style:column-width="4.89479166666667cm"/>
    </style:style>
    <style:style style:name="co26" style:family="table-column">
      <style:table-column-properties fo:break-before="auto" style:column-width="6.08541666666667cm"/>
    </style:style>
    <style:style style:name="co27" style:family="table-column">
      <style:table-column-properties fo:break-before="auto" style:column-width="4.57729166666667cm"/>
    </style:style>
    <style:style style:name="co28" style:family="table-column">
      <style:table-column-properties fo:break-before="auto" style:column-width="6.56166666666667cm"/>
    </style:style>
    <style:style style:name="co29" style:family="table-column">
      <style:table-column-properties fo:break-before="auto" style:column-width="4.841875cm"/>
    </style:style>
    <style:style style:name="co30" style:family="table-column">
      <style:table-column-properties fo:break-before="auto" style:column-width="5.794375cm"/>
    </style:style>
    <style:style style:name="co31" style:family="table-column">
      <style:table-column-properties fo:break-before="auto" style:column-width="4.65666666666667cm"/>
    </style:style>
    <style:style style:name="co32" style:family="table-column">
      <style:table-column-properties fo:break-before="auto" style:column-width="6.85270833333333cm"/>
    </style:style>
    <style:style style:name="co33" style:family="table-column">
      <style:table-column-properties fo:break-before="auto" style:column-width="4.49791666666667cm"/>
    </style:style>
    <style:style style:name="co34" style:family="table-column">
      <style:table-column-properties fo:break-before="auto" style:column-width="4.70958333333333cm"/>
    </style:style>
    <style:style style:name="co35" style:family="table-column">
      <style:table-column-properties fo:break-before="auto" style:column-width="5.84729166666667cm"/>
    </style:style>
    <style:style style:name="co36" style:family="table-column">
      <style:table-column-properties fo:break-before="auto" style:column-width="6.05895833333333cm"/>
    </style:style>
    <style:style style:name="co37" style:family="table-column">
      <style:table-column-properties fo:break-before="auto" style:column-width="5.13291666666667cm"/>
    </style:style>
    <style:style style:name="co38" style:family="table-column">
      <style:table-column-properties fo:break-before="auto" style:column-width="5.82083333333333cm"/>
    </style:style>
    <style:style style:name="co39" style:family="table-column">
      <style:table-column-properties fo:break-before="auto" style:column-width="4.86833333333333cm"/>
    </style:style>
    <style:style style:name="co40" style:family="table-column">
      <style:table-column-properties fo:break-before="auto" style:column-width="5.185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minma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10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Classifier</text:p>
          </table:table-cell>
          <table:table-cell office:value-type="string" table:style-name="ce2">
            <text:p>Acc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acro)</text:p>
          </table:table-cell>
          <table:table-cell table:number-columns-repeated="12" table:style-name="ce3"/>
          <table:table-cell table:number-columns-repeated="16358"/>
        </table:table-row>
        <table:table-row table:style-name="ro1">
          <table:table-cell office:value-type="string" table:style-name="ce4">
            <text:p>PolyKernelSVM</text:p>
          </table:table-cell>
          <table:table-cell office:value-type="float" office:value="0.989734040533647" table:style-name="ce12">
            <text:p>0.9897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12">
            <text:p>0.9896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12">
            <text:p>0.9896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12">
            <text:p>0.9896</text:p>
          </table:table-cell>
          <table:table-cell office:value-type="string" table:style-name="ce4">
            <text:p>BaggingClassifier</text:p>
          </table:table-cell>
          <table:table-cell office:value-type="string" table:style-name="ce12">
            <text:p>0.987535371715115</text:p>
          </table:table-cell>
          <table:table-cell office:value-type="string" table:style-name="ce4">
            <text:p>PolyKernelSVM</text:p>
          </table:table-cell>
          <table:table-cell office:value-type="string" table:style-name="ce12">
            <text:p>0.9846164331442121</text:p>
          </table:table-cell>
          <table:table-cell office:value-type="string" table:style-name="ce4">
            <text:p>PolyKernelSVM</text:p>
          </table:table-cell>
          <table:table-cell office:value-type="string" table:style-name="ce12">
            <text:p>0.9842439876761961</text:p>
          </table:table-cell>
          <table:table-cell table:number-columns-repeated="12" table:style-name="ce5"/>
          <table:table-cell table:number-columns-repeated="16358"/>
        </table:table-row>
        <table:table-row table:style-name="ro1">
          <table:table-cell office:value-type="string" table:style-name="ce4">
            <text:p>XGBClassifier</text:p>
          </table:table-cell>
          <table:table-cell office:value-type="float" office:value="0.98920124041536595" table:style-name="ce12">
            <text:p>0.9892</text:p>
          </table:table-cell>
          <table:table-cell office:value-type="string" table:style-name="ce4">
            <text:p>BaggingClassifier</text:p>
          </table:table-cell>
          <table:table-cell office:value-type="string" table:style-name="ce12">
            <text:p>0.9892</text:p>
          </table:table-cell>
          <table:table-cell office:value-type="string" table:style-name="ce4">
            <text:p>BaggingClassifier</text:p>
          </table:table-cell>
          <table:table-cell office:value-type="string" table:style-name="ce12">
            <text:p>0.9892</text:p>
          </table:table-cell>
          <table:table-cell office:value-type="string" table:style-name="ce4">
            <text:p>BaggingClassifier</text:p>
          </table:table-cell>
          <table:table-cell office:value-type="string" table:style-name="ce12">
            <text:p>0.9892</text:p>
          </table:table-cell>
          <table:table-cell office:value-type="string" table:style-name="ce4">
            <text:p>VotingClassifier</text:p>
          </table:table-cell>
          <table:table-cell office:value-type="string" table:style-name="ce12">
            <text:p>0.9874653846346174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12">
            <text:p>0.9838717817245151</text:p>
          </table:table-cell>
          <table:table-cell office:value-type="string" table:style-name="ce4">
            <text:p>VotingClassifier</text:p>
          </table:table-cell>
          <table:table-cell office:value-type="string" table:style-name="ce12">
            <text:p>0.983934365311424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GradientBoostingClassifier</text:p>
          </table:table-cell>
          <table:table-cell office:value-type="float" office:value="0.98853448456347404" table:style-name="ce10">
            <text:p>0.988534485</text:p>
          </table:table-cell>
          <table:table-cell office:value-type="string" table:style-name="ce4">
            <text:p>VotingClassifier</text:p>
          </table:table-cell>
          <table:table-cell office:value-type="string" table:style-name="ce12">
            <text:p>0.9892</text:p>
          </table:table-cell>
          <table:table-cell office:value-type="string" table:style-name="ce4">
            <text:p>VotingClassifier</text:p>
          </table:table-cell>
          <table:table-cell office:value-type="string" table:style-name="ce12">
            <text:p>0.9892</text:p>
          </table:table-cell>
          <table:table-cell office:value-type="string" table:style-name="ce4">
            <text:p>VotingClassifier</text:p>
          </table:table-cell>
          <table:table-cell office:value-type="string" table:style-name="ce12">
            <text:p>0.9892</text:p>
          </table:table-cell>
          <table:table-cell office:value-type="string" table:style-name="ce4">
            <text:p>RandomForestClassifier</text:p>
          </table:table-cell>
          <table:table-cell office:value-type="string" table:style-name="ce12">
            <text:p>0.9869784773695196</text:p>
          </table:table-cell>
          <table:table-cell office:value-type="string" table:style-name="ce4">
            <text:p>VotingClassifier</text:p>
          </table:table-cell>
          <table:table-cell office:value-type="string" table:style-name="ce12">
            <text:p>0.9805681210175593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12">
            <text:p>0.983165295180292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RandomForestClassifier</text:p>
          </table:table-cell>
          <table:table-cell office:value-type="float" office:value="0.98813421771891097" table:style-name="ce10">
            <text:p>0.988134218</text:p>
          </table:table-cell>
          <table:table-cell office:value-type="string" table:style-name="ce4">
            <text:p>PolyKernelSVM</text:p>
          </table:table-cell>
          <table:table-cell office:value-type="string" table:style-name="ce12">
            <text:p>0.9888</text:p>
          </table:table-cell>
          <table:table-cell office:value-type="string" table:style-name="ce4">
            <text:p>PolyKernelSVM</text:p>
          </table:table-cell>
          <table:table-cell office:value-type="string" table:style-name="ce12">
            <text:p>0.9888</text:p>
          </table:table-cell>
          <table:table-cell office:value-type="string" table:style-name="ce4">
            <text:p>PolyKernelSVM</text:p>
          </table:table-cell>
          <table:table-cell office:value-type="string" table:style-name="ce12">
            <text:p>0.9888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12">
            <text:p>0.9868130610887698</text:p>
          </table:table-cell>
          <table:table-cell office:value-type="string" table:style-name="ce4">
            <text:p>XGBClassifier</text:p>
          </table:table-cell>
          <table:table-cell office:value-type="string" table:style-name="ce12">
            <text:p>0.9802387402533959</text:p>
          </table:table-cell>
          <table:table-cell office:value-type="string" table:style-name="ce4">
            <text:p>BaggingClassifier</text:p>
          </table:table-cell>
          <table:table-cell office:value-type="string" table:style-name="ce12">
            <text:p>0.982818361665486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VotingClassifier</text:p>
          </table:table-cell>
          <table:table-cell office:value-type="string" table:style-name="ce12">
            <text:p>0.9876015952599684</text:p>
          </table:table-cell>
          <table:table-cell office:value-type="string" table:style-name="ce4">
            <text:p>XGBClassifier</text:p>
          </table:table-cell>
          <table:table-cell office:value-type="string" table:style-name="ce12">
            <text:p>0.9888</text:p>
          </table:table-cell>
          <table:table-cell office:value-type="string" table:style-name="ce4">
            <text:p>XGBClassifier</text:p>
          </table:table-cell>
          <table:table-cell office:value-type="string" table:style-name="ce12">
            <text:p>0.9888</text:p>
          </table:table-cell>
          <table:table-cell office:value-type="string" table:style-name="ce4">
            <text:p>XGBClassifier</text:p>
          </table:table-cell>
          <table:table-cell office:value-type="string" table:style-name="ce12">
            <text:p>0.9888</text:p>
          </table:table-cell>
          <table:table-cell office:value-type="string" table:style-name="ce4">
            <text:p>PolyKernelSVM</text:p>
          </table:table-cell>
          <table:table-cell office:value-type="string" table:style-name="ce12">
            <text:p>0.9839099652549884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12">
            <text:p>0.9796638980033748</text:p>
          </table:table-cell>
          <table:table-cell office:value-type="string" table:style-name="ce4">
            <text:p>RandomForestClassifier</text:p>
          </table:table-cell>
          <table:table-cell office:value-type="string" table:style-name="ce12">
            <text:p>0.981660674062327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QuadraticDiscriminantAnalysis</text:p>
          </table:table-cell>
          <table:table-cell office:value-type="string" table:style-name="ce12">
            <text:p>0.9846687054823876</text:p>
          </table:table-cell>
          <table:table-cell office:value-type="string" table:style-name="ce4">
            <text:p>RandomForestClassifier</text:p>
          </table:table-cell>
          <table:table-cell office:value-type="string" table:style-name="ce12">
            <text:p>0.9884</text:p>
          </table:table-cell>
          <table:table-cell office:value-type="string" table:style-name="ce4">
            <text:p>RandomForestClassifier</text:p>
          </table:table-cell>
          <table:table-cell office:value-type="string" table:style-name="ce12">
            <text:p>0.9884</text:p>
          </table:table-cell>
          <table:table-cell office:value-type="string" table:style-name="ce4">
            <text:p>RandomForestClassifier</text:p>
          </table:table-cell>
          <table:table-cell office:value-type="string" table:style-name="ce12">
            <text:p>0.9884</text:p>
          </table:table-cell>
          <table:table-cell office:value-type="string" table:style-name="ce4">
            <text:p>XGBClassifier</text:p>
          </table:table-cell>
          <table:table-cell office:value-type="string" table:style-name="ce12">
            <text:p>0.9830048422509329</text:p>
          </table:table-cell>
          <table:table-cell office:value-type="string" table:style-name="ce4">
            <text:p>RbfKernelSVM</text:p>
          </table:table-cell>
          <table:table-cell office:value-type="string" table:style-name="ce12">
            <text:p>0.9784192876301061</text:p>
          </table:table-cell>
          <table:table-cell office:value-type="string" table:style-name="ce4">
            <text:p>XGBClassifier</text:p>
          </table:table-cell>
          <table:table-cell office:value-type="string" table:style-name="ce12">
            <text:p>0.981604542194339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DecisionTreeClassifier</text:p>
          </table:table-cell>
          <table:table-cell office:value-type="string" table:style-name="ce12">
            <text:p>0.9844010612152865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12">
            <text:p>0.9852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12">
            <text:p>0.9852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12">
            <text:p>0.9852</text:p>
          </table:table-cell>
          <table:table-cell office:value-type="string" table:style-name="ce4">
            <text:p>RbfKernelSVM</text:p>
          </table:table-cell>
          <table:table-cell office:value-type="string" table:style-name="ce12">
            <text:p>0.9774027361069851</text:p>
          </table:table-cell>
          <table:table-cell office:value-type="string" table:style-name="ce4">
            <text:p>BaggingClassifier</text:p>
          </table:table-cell>
          <table:table-cell office:value-type="string" table:style-name="ce12">
            <text:p>0.9783483455597858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12">
            <text:p>0.977713548114058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BaggingClassifier</text:p>
          </table:table-cell>
          <table:table-cell office:value-type="string" table:style-name="ce12">
            <text:p>0.9842683498081554</text:p>
          </table:table-cell>
          <table:table-cell office:value-type="string" table:style-name="ce4">
            <text:p>DecisionTreeClassifier</text:p>
          </table:table-cell>
          <table:table-cell office:value-type="string" table:style-name="ce12">
            <text:p>0.9816</text:p>
          </table:table-cell>
          <table:table-cell office:value-type="string" table:style-name="ce4">
            <text:p>DecisionTreeClassifier</text:p>
          </table:table-cell>
          <table:table-cell office:value-type="string" table:style-name="ce12">
            <text:p>0.9816</text:p>
          </table:table-cell>
          <table:table-cell office:value-type="string" table:style-name="ce4">
            <text:p>DecisionTreeClassifier</text:p>
          </table:table-cell>
          <table:table-cell office:value-type="string" table:style-name="ce12">
            <text:p>0.9816</text:p>
          </table:table-cell>
          <table:table-cell office:value-type="string" table:style-name="ce4">
            <text:p>MLPClassifier</text:p>
          </table:table-cell>
          <table:table-cell office:value-type="string" table:style-name="ce12">
            <text:p>0.9771289895603941</text:p>
          </table:table-cell>
          <table:table-cell office:value-type="string" table:style-name="ce4">
            <text:p>RandomForestClassifier</text:p>
          </table:table-cell>
          <table:table-cell office:value-type="string" table:style-name="ce12">
            <text:p>0.9766415543273029</text:p>
          </table:table-cell>
          <table:table-cell office:value-type="string" table:style-name="ce4">
            <text:p>RbfKernelSVM</text:p>
          </table:table-cell>
          <table:table-cell office:value-type="string" table:style-name="ce12">
            <text:p>0.977673183490598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RbfKernelSVM</text:p>
          </table:table-cell>
          <table:table-cell office:value-type="string" table:style-name="ce12">
            <text:p>0.9825353714379428</text:p>
          </table:table-cell>
          <table:table-cell office:value-type="string" table:style-name="ce4">
            <text:p>GaussianNB</text:p>
          </table:table-cell>
          <table:table-cell office:value-type="string" table:style-name="ce12">
            <text:p>0.9804</text:p>
          </table:table-cell>
          <table:table-cell office:value-type="string" table:style-name="ce4">
            <text:p>GaussianNB</text:p>
          </table:table-cell>
          <table:table-cell office:value-type="string" table:style-name="ce12">
            <text:p>0.9804</text:p>
          </table:table-cell>
          <table:table-cell office:value-type="string" table:style-name="ce4">
            <text:p>GaussianNB</text:p>
          </table:table-cell>
          <table:table-cell office:value-type="string" table:style-name="ce12">
            <text:p>0.9804</text:p>
          </table:table-cell>
          <table:table-cell office:value-type="string" table:style-name="ce4">
            <text:p>ExtraTreesClassifier</text:p>
          </table:table-cell>
          <table:table-cell office:value-type="string" table:style-name="ce12">
            <text:p>0.9767477266136607</text:p>
          </table:table-cell>
          <table:table-cell office:value-type="string" table:style-name="ce4">
            <text:p>GaussianNB</text:p>
          </table:table-cell>
          <table:table-cell office:value-type="string" table:style-name="ce12">
            <text:p>0.9740640405027312</text:p>
          </table:table-cell>
          <table:table-cell office:value-type="string" table:style-name="ce4">
            <text:p>MLPClassifier</text:p>
          </table:table-cell>
          <table:table-cell office:value-type="string" table:style-name="ce12">
            <text:p>0.974091048041371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MLPClassifier</text:p>
          </table:table-cell>
          <table:table-cell office:value-type="string" table:style-name="ce12">
            <text:p>0.9820017710230093</text:p>
          </table:table-cell>
          <table:table-cell office:value-type="string" table:style-name="ce4">
            <text:p>RbfKernelSVM</text:p>
          </table:table-cell>
          <table:table-cell office:value-type="string" table:style-name="ce12">
            <text:p>0.9764</text:p>
          </table:table-cell>
          <table:table-cell office:value-type="string" table:style-name="ce4">
            <text:p>RbfKernelSVM</text:p>
          </table:table-cell>
          <table:table-cell office:value-type="string" table:style-name="ce12">
            <text:p>0.9764</text:p>
          </table:table-cell>
          <table:table-cell office:value-type="string" table:style-name="ce4">
            <text:p>RbfKernelSVM</text:p>
          </table:table-cell>
          <table:table-cell office:value-type="string" table:style-name="ce12">
            <text:p>0.9764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12">
            <text:p>0.9719377130523926</text:p>
          </table:table-cell>
          <table:table-cell office:value-type="string" table:style-name="ce4">
            <text:p>MLPClassifier</text:p>
          </table:table-cell>
          <table:table-cell office:value-type="string" table:style-name="ce12">
            <text:p>0.9715542965420836</text:p>
          </table:table-cell>
          <table:table-cell office:value-type="string" table:style-name="ce4">
            <text:p>ExtraTreesClassifier</text:p>
          </table:table-cell>
          <table:table-cell office:value-type="string" table:style-name="ce12">
            <text:p>0.971622470795501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ExtraTreesClassifier</text:p>
          </table:table-cell>
          <table:table-cell office:value-type="string" table:style-name="ce12">
            <text:p>0.9809344818375475</text:p>
          </table:table-cell>
          <table:table-cell office:value-type="string" table:style-name="ce4">
            <text:p>ExtraTreesClassifier</text:p>
          </table:table-cell>
          <table:table-cell office:value-type="string" table:style-name="ce12">
            <text:p>0.9764</text:p>
          </table:table-cell>
          <table:table-cell office:value-type="string" table:style-name="ce4">
            <text:p>ExtraTreesClassifier</text:p>
          </table:table-cell>
          <table:table-cell office:value-type="string" table:style-name="ce12">
            <text:p>0.9764</text:p>
          </table:table-cell>
          <table:table-cell office:value-type="string" table:style-name="ce4">
            <text:p>ExtraTreesClassifier</text:p>
          </table:table-cell>
          <table:table-cell office:value-type="string" table:style-name="ce12">
            <text:p>0.9764</text:p>
          </table:table-cell>
          <table:table-cell office:value-type="string" table:style-name="ce4">
            <text:p>DecisionTreeClassifier</text:p>
          </table:table-cell>
          <table:table-cell office:value-type="string" table:style-name="ce12">
            <text:p>0.9664744652032115</text:p>
          </table:table-cell>
          <table:table-cell office:value-type="string" table:style-name="ce4">
            <text:p>DecisionTreeClassifier</text:p>
          </table:table-cell>
          <table:table-cell office:value-type="string" table:style-name="ce12">
            <text:p>0.9696883182249794</text:p>
          </table:table-cell>
          <table:table-cell office:value-type="string" table:style-name="ce4">
            <text:p>DecisionTreeClassifier</text:p>
          </table:table-cell>
          <table:table-cell office:value-type="string" table:style-name="ce12">
            <text:p>0.968067019180354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GaussianNB</text:p>
          </table:table-cell>
          <table:table-cell office:value-type="string" table:style-name="ce12">
            <text:p>0.9789339479113842</text:p>
          </table:table-cell>
          <table:table-cell office:value-type="string" table:style-name="ce4">
            <text:p>MLPClassifier</text:p>
          </table:table-cell>
          <table:table-cell office:value-type="string" table:style-name="ce12">
            <text:p>0.976</text:p>
          </table:table-cell>
          <table:table-cell office:value-type="string" table:style-name="ce4">
            <text:p>MLPClassifier</text:p>
          </table:table-cell>
          <table:table-cell office:value-type="string" table:style-name="ce12">
            <text:p>0.976</text:p>
          </table:table-cell>
          <table:table-cell office:value-type="string" table:style-name="ce4">
            <text:p>MLPClassifier</text:p>
          </table:table-cell>
          <table:table-cell office:value-type="string" table:style-name="ce12">
            <text:p>0.976</text:p>
          </table:table-cell>
          <table:table-cell office:value-type="string" table:style-name="ce4">
            <text:p>NuSVC</text:p>
          </table:table-cell>
          <table:table-cell office:value-type="string" table:style-name="ce12">
            <text:p>0.9606631770800789</text:p>
          </table:table-cell>
          <table:table-cell office:value-type="string" table:style-name="ce4">
            <text:p>ExtraTreesClassifier</text:p>
          </table:table-cell>
          <table:table-cell office:value-type="string" table:style-name="ce12">
            <text:p>0.9668255461433949</text:p>
          </table:table-cell>
          <table:table-cell office:value-type="string" table:style-name="ce4">
            <text:p>GaussianNB</text:p>
          </table:table-cell>
          <table:table-cell office:value-type="string" table:style-name="ce12">
            <text:p>0.965598286230983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NuSVC</text:p>
          </table:table-cell>
          <table:table-cell office:value-type="string" table:style-name="ce12">
            <text:p>0.9674669227260397</text:p>
          </table:table-cell>
          <table:table-cell office:value-type="string" table:style-name="ce4">
            <text:p>NuSVC</text:p>
          </table:table-cell>
          <table:table-cell office:value-type="string" table:style-name="ce12">
            <text:p>0.9548</text:p>
          </table:table-cell>
          <table:table-cell office:value-type="string" table:style-name="ce4">
            <text:p>NuSVC</text:p>
          </table:table-cell>
          <table:table-cell office:value-type="string" table:style-name="ce12">
            <text:p>0.9548</text:p>
          </table:table-cell>
          <table:table-cell office:value-type="string" table:style-name="ce4">
            <text:p>NuSVC</text:p>
          </table:table-cell>
          <table:table-cell office:value-type="string" table:style-name="ce12">
            <text:p>0.9548</text:p>
          </table:table-cell>
          <table:table-cell office:value-type="string" table:style-name="ce4">
            <text:p>GaussianNB</text:p>
          </table:table-cell>
          <table:table-cell office:value-type="string" table:style-name="ce12">
            <text:p>0.9578635645285795</text:p>
          </table:table-cell>
          <table:table-cell office:value-type="string" table:style-name="ce4">
            <text:p>NuSVC</text:p>
          </table:table-cell>
          <table:table-cell office:value-type="string" table:style-name="ce12">
            <text:p>0.9528052109546091</text:p>
          </table:table-cell>
          <table:table-cell office:value-type="string" table:style-name="ce4">
            <text:p>NuSVC</text:p>
          </table:table-cell>
          <table:table-cell office:value-type="string" table:style-name="ce12">
            <text:p>0.956620748138224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LinearSVM</text:p>
          </table:table-cell>
          <table:table-cell office:value-type="string" table:style-name="ce12">
            <text:p>0.9362680657783997</text:p>
          </table:table-cell>
          <table:table-cell office:value-type="string" table:style-name="ce4">
            <text:p>LinearSVM</text:p>
          </table:table-cell>
          <table:table-cell office:value-type="string" table:style-name="ce11">
            <text:p>0.9152</text:p>
          </table:table-cell>
          <table:table-cell office:value-type="string" table:style-name="ce4">
            <text:p>LinearSVM</text:p>
          </table:table-cell>
          <table:table-cell office:value-type="string" table:style-name="ce12">
            <text:p>0.9152</text:p>
          </table:table-cell>
          <table:table-cell office:value-type="string" table:style-name="ce4">
            <text:p>LinearSVM</text:p>
          </table:table-cell>
          <table:table-cell office:value-type="string" table:style-name="ce12">
            <text:p>0.9152</text:p>
          </table:table-cell>
          <table:table-cell office:value-type="string" table:style-name="ce4">
            <text:p>LinearSVM</text:p>
          </table:table-cell>
          <table:table-cell office:value-type="string" table:style-name="ce12">
            <text:p>0.9368773260180959</text:p>
          </table:table-cell>
          <table:table-cell office:value-type="string" table:style-name="ce4">
            <text:p>LinearSVM</text:p>
          </table:table-cell>
          <table:table-cell office:value-type="string" table:style-name="ce12">
            <text:p>0.9149158490544999</text:p>
          </table:table-cell>
          <table:table-cell office:value-type="string" table:style-name="ce4">
            <text:p>LinearSVM</text:p>
          </table:table-cell>
          <table:table-cell office:value-type="string" table:style-name="ce12">
            <text:p>0.923356316194639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LinearDiscriminantAnalysis</text:p>
          </table:table-cell>
          <table:table-cell office:value-type="string" table:style-name="ce12">
            <text:p>0.9302668182519191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12">
            <text:p>0.90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12">
            <text:p>0.90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12">
            <text:p>0.90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12">
            <text:p>0.9248772079155788</text:p>
          </table:table-cell>
          <table:table-cell office:value-type="string" table:style-name="ce4">
            <text:p>SGDClassifier</text:p>
          </table:table-cell>
          <table:table-cell office:value-type="string" table:style-name="ce12">
            <text:p>0.8944592032148101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12">
            <text:p>0.90353931603299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PassiveAggressiveClassifier</text:p>
          </table:table-cell>
          <table:table-cell office:value-type="string" table:style-name="ce12">
            <text:p>0.9055838744224627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12">
            <text:p>0.894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12">
            <text:p>0.894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12">
            <text:p>0.894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12">
            <text:p>0.9180566308453159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12">
            <text:p>0.8919092299094076</text:p>
          </table:table-cell>
          <table:table-cell office:value-type="string" table:style-name="ce4">
            <text:p>SGDClassifier</text:p>
          </table:table-cell>
          <table:table-cell office:value-type="string" table:style-name="ce12">
            <text:p>0.9030510089896328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SGDClassifier</text:p>
          </table:table-cell>
          <table:table-cell office:value-type="string" table:style-name="ce12">
            <text:p>0.8896039595276857</text:p>
          </table:table-cell>
          <table:table-cell office:value-type="string" table:style-name="ce4">
            <text:p>SGDClassifier</text:p>
          </table:table-cell>
          <table:table-cell office:value-type="string" table:style-name="ce12">
            <text:p>0.8884</text:p>
          </table:table-cell>
          <table:table-cell office:value-type="string" table:style-name="ce4">
            <text:p>SGDClassifier</text:p>
          </table:table-cell>
          <table:table-cell office:value-type="string" table:style-name="ce12">
            <text:p>0.8884</text:p>
          </table:table-cell>
          <table:table-cell office:value-type="string" table:style-name="ce4">
            <text:p>SGDClassifier</text:p>
          </table:table-cell>
          <table:table-cell office:value-type="string" table:style-name="ce12">
            <text:p>0.8884</text:p>
          </table:table-cell>
          <table:table-cell office:value-type="string" table:style-name="ce4">
            <text:p>SGDClassifier</text:p>
          </table:table-cell>
          <table:table-cell office:value-type="string" table:style-name="ce12">
            <text:p>0.917976713298386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12">
            <text:p>0.86568955019459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12">
            <text:p>0.8902965123898858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RidgeClassifier</text:p>
          </table:table-cell>
          <table:table-cell office:value-type="string" table:style-name="ce12">
            <text:p>0.8708010194967495</text:p>
          </table:table-cell>
          <table:table-cell office:value-type="string" table:style-name="ce4">
            <text:p>AdaBoostClassifier</text:p>
          </table:table-cell>
          <table:table-cell office:value-type="string" table:style-name="ce12">
            <text:p>0.8804</text:p>
          </table:table-cell>
          <table:table-cell office:value-type="string" table:style-name="ce4">
            <text:p>AdaBoostClassifier</text:p>
          </table:table-cell>
          <table:table-cell office:value-type="string" table:style-name="ce12">
            <text:p>0.8804</text:p>
          </table:table-cell>
          <table:table-cell office:value-type="string" table:style-name="ce4">
            <text:p>AdaBoostClassifier</text:p>
          </table:table-cell>
          <table:table-cell office:value-type="string" table:style-name="ce12">
            <text:p>0.8804</text:p>
          </table:table-cell>
          <table:table-cell office:value-type="string" table:style-name="ce4">
            <text:p>AdaBoostClassifier</text:p>
          </table:table-cell>
          <table:table-cell office:value-type="string" table:style-name="ce12">
            <text:p>0.8958373278307564</text:p>
          </table:table-cell>
          <table:table-cell office:value-type="string" table:style-name="ce4">
            <text:p>KNN</text:p>
          </table:table-cell>
          <table:table-cell office:value-type="string" table:style-name="ce12">
            <text:p>0.8367316795948496</text:p>
          </table:table-cell>
          <table:table-cell office:value-type="string" table:style-name="ce4">
            <text:p>KNN</text:p>
          </table:table-cell>
          <table:table-cell office:value-type="string" table:style-name="ce12">
            <text:p>0.8516218502885421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KNN</text:p>
          </table:table-cell>
          <table:table-cell office:value-type="string" table:style-name="ce12">
            <text:p>0.858664215406318</text:p>
          </table:table-cell>
          <table:table-cell office:value-type="string" table:style-name="ce4">
            <text:p>KNN</text:p>
          </table:table-cell>
          <table:table-cell office:value-type="string" table:style-name="ce12">
            <text:p>0.8296</text:p>
          </table:table-cell>
          <table:table-cell office:value-type="string" table:style-name="ce4">
            <text:p>KNN</text:p>
          </table:table-cell>
          <table:table-cell office:value-type="string" table:style-name="ce12">
            <text:p>0.8296</text:p>
          </table:table-cell>
          <table:table-cell office:value-type="string" table:style-name="ce4">
            <text:p>KNN</text:p>
          </table:table-cell>
          <table:table-cell office:value-type="string" table:style-name="ce12">
            <text:p>0.8296</text:p>
          </table:table-cell>
          <table:table-cell office:value-type="string" table:style-name="ce4">
            <text:p>RidgeClassifier</text:p>
          </table:table-cell>
          <table:table-cell office:value-type="string" table:style-name="ce12">
            <text:p>0.8745926324856005</text:p>
          </table:table-cell>
          <table:table-cell office:value-type="string" table:style-name="ce4">
            <text:p>RidgeClassifier</text:p>
          </table:table-cell>
          <table:table-cell office:value-type="string" table:style-name="ce12">
            <text:p>0.8137916287203493</text:p>
          </table:table-cell>
          <table:table-cell office:value-type="string" table:style-name="ce4">
            <text:p>RidgeClassifier</text:p>
          </table:table-cell>
          <table:table-cell office:value-type="string" table:style-name="ce12">
            <text:p>0.8396138666448566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LogisticRegression</text:p>
          </table:table-cell>
          <table:table-cell office:value-type="string" table:style-name="ce12">
            <text:p>0.8190689128306279</text:p>
          </table:table-cell>
          <table:table-cell office:value-type="string" table:style-name="ce4">
            <text:p>RidgeClassifier</text:p>
          </table:table-cell>
          <table:table-cell office:value-type="string" table:style-name="ce12">
            <text:p>0.8296</text:p>
          </table:table-cell>
          <table:table-cell office:value-type="string" table:style-name="ce4">
            <text:p>RidgeClassifier</text:p>
          </table:table-cell>
          <table:table-cell office:value-type="string" table:style-name="ce12">
            <text:p>0.8296</text:p>
          </table:table-cell>
          <table:table-cell office:value-type="string" table:style-name="ce4">
            <text:p>RidgeClassifier</text:p>
          </table:table-cell>
          <table:table-cell office:value-type="string" table:style-name="ce12">
            <text:p>0.8296</text:p>
          </table:table-cell>
          <table:table-cell office:value-type="string" table:style-name="ce4">
            <text:p>KNN</text:p>
          </table:table-cell>
          <table:table-cell office:value-type="string" table:style-name="ce12">
            <text:p>0.8693384186445766</text:p>
          </table:table-cell>
          <table:table-cell office:value-type="string" table:style-name="ce4">
            <text:p>LogisticRegression</text:p>
          </table:table-cell>
          <table:table-cell office:value-type="string" table:style-name="ce12">
            <text:p>0.791595075735947</text:p>
          </table:table-cell>
          <table:table-cell office:value-type="string" table:style-name="ce4">
            <text:p>LogisticRegression</text:p>
          </table:table-cell>
          <table:table-cell office:value-type="string" table:style-name="ce12">
            <text:p>0.8171556115182556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SVC</text:p>
          </table:table-cell>
          <table:table-cell office:value-type="string" table:style-name="ce12">
            <text:p>0.7998678392894101</text:p>
          </table:table-cell>
          <table:table-cell office:value-type="string" table:style-name="ce4">
            <text:p>LogisticRegression</text:p>
          </table:table-cell>
          <table:table-cell office:value-type="string" table:style-name="ce12">
            <text:p>0.798</text:p>
          </table:table-cell>
          <table:table-cell office:value-type="string" table:style-name="ce4">
            <text:p>LogisticRegression</text:p>
          </table:table-cell>
          <table:table-cell office:value-type="string" table:style-name="ce12">
            <text:p>0.798</text:p>
          </table:table-cell>
          <table:table-cell office:value-type="string" table:style-name="ce4">
            <text:p>LogisticRegression</text:p>
          </table:table-cell>
          <table:table-cell office:value-type="string" table:style-name="ce12">
            <text:p>0.798</text:p>
          </table:table-cell>
          <table:table-cell office:value-type="string" table:style-name="ce4">
            <text:p>LogisticRegression</text:p>
          </table:table-cell>
          <table:table-cell office:value-type="string" table:style-name="ce12">
            <text:p>0.8517742526138815</text:p>
          </table:table-cell>
          <table:table-cell office:value-type="string" table:style-name="ce4">
            <text:p>AdaBoostClassifier</text:p>
          </table:table-cell>
          <table:table-cell office:value-type="string" table:style-name="ce12">
            <text:p>0.7719341730644302</text:p>
          </table:table-cell>
          <table:table-cell office:value-type="string" table:style-name="ce4">
            <text:p>AdaBoostClassifier</text:p>
          </table:table-cell>
          <table:table-cell office:value-type="string" table:style-name="ce12">
            <text:p>0.8103440426823755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AdaBoostClassifier</text:p>
          </table:table-cell>
          <table:table-cell office:value-type="string" table:style-name="ce12">
            <text:p>0.7711930822487773</text:p>
          </table:table-cell>
          <table:table-cell office:value-type="string" table:style-name="ce4">
            <text:p>SVC</text:p>
          </table:table-cell>
          <table:table-cell office:value-type="string" table:style-name="ce12">
            <text:p>0.7796</text:p>
          </table:table-cell>
          <table:table-cell office:value-type="string" table:style-name="ce4">
            <text:p>SVC</text:p>
          </table:table-cell>
          <table:table-cell office:value-type="string" table:style-name="ce12">
            <text:p>0.7796</text:p>
          </table:table-cell>
          <table:table-cell office:value-type="string" table:style-name="ce4">
            <text:p>SVC</text:p>
          </table:table-cell>
          <table:table-cell office:value-type="string" table:style-name="ce12">
            <text:p>0.7796</text:p>
          </table:table-cell>
          <table:table-cell office:value-type="string" table:style-name="ce4">
            <text:p>SVC</text:p>
          </table:table-cell>
          <table:table-cell office:value-type="string" table:style-name="ce12">
            <text:p>0.8421680629601421</text:p>
          </table:table-cell>
          <table:table-cell office:value-type="string" table:style-name="ce4">
            <text:p>SVC</text:p>
          </table:table-cell>
          <table:table-cell office:value-type="string" table:style-name="ce12">
            <text:p>0.7597952446511314</text:p>
          </table:table-cell>
          <table:table-cell office:value-type="string" table:style-name="ce4">
            <text:p>SVC</text:p>
          </table:table-cell>
          <table:table-cell office:value-type="string" table:style-name="ce12">
            <text:p>0.7920417589238445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MultinomialNB</text:p>
          </table:table-cell>
          <table:table-cell office:value-type="string" table:style-name="ce12">
            <text:p>0.5002666667851852</text:p>
          </table:table-cell>
          <table:table-cell office:value-type="string" table:style-name="ce4">
            <text:p>MultinomialNB</text:p>
          </table:table-cell>
          <table:table-cell office:value-type="string" table:style-name="ce12">
            <text:p>0.4988</text:p>
          </table:table-cell>
          <table:table-cell office:value-type="string" table:style-name="ce4">
            <text:p>MultinomialNB</text:p>
          </table:table-cell>
          <table:table-cell office:value-type="string" table:style-name="ce12">
            <text:p>0.4988</text:p>
          </table:table-cell>
          <table:table-cell office:value-type="string" table:style-name="ce4">
            <text:p>MultinomialNB</text:p>
          </table:table-cell>
          <table:table-cell office:value-type="string" table:style-name="ce12">
            <text:p>0.4988</text:p>
          </table:table-cell>
          <table:table-cell office:value-type="string" table:style-name="ce4">
            <text:p>MultinomialNB</text:p>
          </table:table-cell>
          <table:table-cell office:value-type="string" table:style-name="ce12">
            <text:p>0.4995331465919701</text:p>
          </table:table-cell>
          <table:table-cell office:value-type="string" table:style-name="ce4">
            <text:p>MultinomialNB</text:p>
          </table:table-cell>
          <table:table-cell office:value-type="string" table:style-name="ce12">
            <text:p>0.33471074380165294</text:p>
          </table:table-cell>
          <table:table-cell office:value-type="string" table:style-name="ce4">
            <text:p>MultinomialNB</text:p>
          </table:table-cell>
          <table:table-cell office:value-type="string" table:style-name="ce12">
            <text:p>0.2245503378075202</text:p>
          </table:table-cell>
          <table:table-cell table:number-columns-repeated="16370"/>
        </table:table-row>
        <table:table-row table:number-rows-repeated="1048552" table:style-name="ro2">
          <table:table-cell table:number-columns-repeated="16384"/>
        </table:table-row>
      </table:table>
      <table:table table:name="norm" table:style-name="ta1"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8" table:default-cell-style-name="ce1"/>
        <table:table-column table:style-name="co11" table:default-cell-style-name="ce1"/>
        <table:table-column table:style-name="co4" table:number-columns-repeated="1010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Classifier</text:p>
          </table:table-cell>
          <table:table-cell office:value-type="string" table:style-name="ce2">
            <text:p>Acc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acro)</text:p>
          </table:table-cell>
          <table:table-cell table:number-columns-repeated="12" table:style-name="ce6"/>
          <table:table-cell table:number-columns-repeated="16358"/>
        </table:table-row>
        <table:table-row table:style-name="ro3">
          <table:table-cell office:value-type="string" table:style-name="ce7">
            <text:p>XGBClassifier</text:p>
          </table:table-cell>
          <table:table-cell office:value-type="string" table:style-name="ce7">
            <text:p>0.9898677294226944</text:p>
          </table:table-cell>
          <table:table-cell office:value-type="string" table:style-name="ce7">
            <text:p>BaggingClassifier</text:p>
          </table:table-cell>
          <table:table-cell office:value-type="string" table:style-name="ce7">
            <text:p>0.9884</text:p>
          </table:table-cell>
          <table:table-cell office:value-type="string" table:style-name="ce7">
            <text:p>BaggingClassifier</text:p>
          </table:table-cell>
          <table:table-cell office:value-type="string" table:style-name="ce7">
            <text:p>0.9884</text:p>
          </table:table-cell>
          <table:table-cell office:value-type="string" table:style-name="ce7">
            <text:p>BaggingClassifier</text:p>
          </table:table-cell>
          <table:table-cell office:value-type="string" table:style-name="ce7">
            <text:p>0.9884</text:p>
          </table:table-cell>
          <table:table-cell office:value-type="string" table:style-name="ce7">
            <text:p>VotingClassifier</text:p>
          </table:table-cell>
          <table:table-cell office:value-type="string" table:style-name="ce7">
            <text:p>0.9891783193917499</text:p>
          </table:table-cell>
          <table:table-cell office:value-type="string" table:style-name="ce7">
            <text:p>QuadraticDiscriminantAnalysis</text:p>
          </table:table-cell>
          <table:table-cell office:value-type="string" table:style-name="ce7">
            <text:p>0.9812607674778479</text:p>
          </table:table-cell>
          <table:table-cell office:value-type="string" table:style-name="ce7">
            <text:p>BaggingClassifier</text:p>
          </table:table-cell>
          <table:table-cell office:value-type="string" table:style-name="ce7">
            <text:p>0.9798940769554187</text:p>
          </table:table-cell>
          <table:table-cell table:number-columns-repeated="12" table:style-name="ce8"/>
          <table:table-cell table:number-columns-repeated="16358"/>
        </table:table-row>
        <table:table-row table:style-name="ro1">
          <table:table-cell office:value-type="string" table:style-name="ce4">
            <text:p>GradientBoostingClassifier</text:p>
          </table:table-cell>
          <table:table-cell office:value-type="string" table:style-name="ce4">
            <text:p>0.9873348397636326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8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8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8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81918269896167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738867333906637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795385355470511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RandomForestClassifier</text:p>
          </table:table-cell>
          <table:table-cell office:value-type="string" table:style-name="ce4">
            <text:p>0.9873347508154449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76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76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76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70847732812145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736192106512309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784044036565049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VotingClassifier</text:p>
          </table:table-cell>
          <table:table-cell office:value-type="string" table:style-name="ce4">
            <text:p>0.9866674615114643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72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72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72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61930190523459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722638614364866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781056129465701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BaggingClassifier</text:p>
          </table:table-cell>
          <table:table-cell office:value-type="string" table:style-name="ce4">
            <text:p>0.9862673728003137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72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72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72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31566549787523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70762734918706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779093912165276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QuadraticDiscriminantAnalysis</text:p>
          </table:table-cell>
          <table:table-cell office:value-type="string" table:style-name="ce4">
            <text:p>0.9824023047121354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68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68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68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28281508407137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702895474645707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777879946822775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DecisionTreeClassifier</text:p>
          </table:table-cell>
          <table:table-cell office:value-type="string" table:style-name="ce4">
            <text:p>0.9809348373932611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48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48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48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744529077395003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678022492673645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76960786822899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ExtraTreesClassifier</text:p>
          </table:table-cell>
          <table:table-cell office:value-type="string" table:style-name="ce4">
            <text:p>0.9701368779867607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792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792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792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66319145185199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635199148233745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644616280773392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GaussianNB</text:p>
          </table:table-cell>
          <table:table-cell office:value-type="string" table:style-name="ce4">
            <text:p>0.965334387318987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632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632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632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654145599910509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529837196600086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56670505172613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PolyKernelSVM</text:p>
          </table:table-cell>
          <table:table-cell office:value-type="string" table:style-name="ce4">
            <text:p>0.9617345632005465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44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44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44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512817321075127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478810334164066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514912662217648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MLPClassifier</text:p>
          </table:table-cell>
          <table:table-cell office:value-type="string" table:style-name="ce4">
            <text:p>0.9342453951312868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906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906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906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275442907021855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8648873664861586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8908988781435525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LinearDiscriminantAnalysis</text:p>
          </table:table-cell>
          <table:table-cell office:value-type="string" table:style-name="ce4">
            <text:p>0.9296014845043634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02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02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02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926147578838127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7524468765975184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7711596598959615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AdaBoostClassifier</text:p>
          </table:table-cell>
          <table:table-cell office:value-type="string" table:style-name="ce4">
            <text:p>0.9023908975366952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7656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7656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7656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8286978529941722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7336087289122774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769215927354169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RbfKernelSVM</text:p>
          </table:table-cell>
          <table:table-cell office:value-type="string" table:style-name="ce4">
            <text:p>0.8377333637333468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7592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7592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7592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7962349783925647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7235352913729253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7441187933391907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KNN</text:p>
          </table:table-cell>
          <table:table-cell office:value-type="string" table:style-name="ce4">
            <text:p>0.8060002864593866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6584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6584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6584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7947190250290358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5642403517342452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6022927016508531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PassiveAggressiveClassifier</text:p>
          </table:table-cell>
          <table:table-cell office:value-type="string" table:style-name="ce4">
            <text:p>0.6670813097546562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5372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5372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5372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7090379969895243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4023337730203653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3600364496955593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LinearSVM</text:p>
          </table:table-cell>
          <table:table-cell office:value-type="string" table:style-name="ce4">
            <text:p>0.5608018882971355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5292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5292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5292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705399405374114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40080952784687746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34087161462158555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NuSVC</text:p>
          </table:table-cell>
          <table:table-cell office:value-type="string" table:style-name="ce4">
            <text:p>0.547184552763505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512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512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512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5225786498015963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36973348852151533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3370437455057084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RidgeClassifier</text:p>
          </table:table-cell>
          <table:table-cell office:value-type="string" table:style-name="ce4">
            <text:p>0.5425332587258928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5072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5072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5072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3734367254846655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35146667443376595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3096987382443165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SGDClassifier</text:p>
          </table:table-cell>
          <table:table-cell office:value-type="string" table:style-name="ce4">
            <text:p>0.5102667586963372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4984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4984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4984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3601843786021266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3471303163535699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2665032612357512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LogisticRegression</text:p>
          </table:table-cell>
          <table:table-cell office:value-type="string" table:style-name="ce4">
            <text:p>0.5094671138964951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4572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4572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4572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3547554399588959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34317774718360944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25880960925796864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office:value-type="string" table:style-name="ce4">
            <text:p>SVC</text:p>
          </table:table-cell>
          <table:table-cell office:value-type="string" table:style-name="ce4">
            <text:p>0.5029336007704892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4152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4152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41520000000000007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3327991452991453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3334570493827944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22294069868738345</text:p>
          </table:table-cell>
          <table:table-cell table:number-columns-repeated="12" table:style-name="ce6"/>
          <table:table-cell table:number-columns-repeated="16358"/>
        </table:table-row>
        <table:table-row table:style-name="ro1">
          <table:table-cell table:number-columns-repeated="4" table:style-name="ce6"/>
          <table:table-cell table:number-columns-repeated="2" table:style-name="ce9"/>
          <table:table-cell table:number-columns-repeated="20" table:style-name="ce6"/>
          <table:table-cell table:number-columns-repeated="16358"/>
        </table:table-row>
        <table:table-row table:number-rows-repeated="976" table:style-name="ro1">
          <table:table-cell table:number-columns-repeated="26" table:style-name="ce6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std" table:style-name="ta1">
        <table:table-column table:style-name="co20" table:default-cell-style-name="ce1"/>
        <table:table-column table:style-name="co21" table:default-cell-style-name="ce1"/>
        <table:table-column table:style-name="co3" table:default-cell-style-name="ce1"/>
        <table:table-column table:style-name="co22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13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4" table:number-columns-repeated="1009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Classifier</text:p>
          </table:table-cell>
          <table:table-cell office:value-type="string" table:style-name="ce2">
            <text:p>Acc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acro)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7">
            <text:p>Poly Kernel SVC</text:p>
          </table:table-cell>
          <table:table-cell office:value-type="float" office:value="0.990267196326161" table:style-name="ce13">
            <text:p>0.9903</text:p>
          </table:table-cell>
          <table:table-cell office:value-type="string" table:style-name="ce7">
            <text:p>GradientBoostingClassifier</text:p>
          </table:table-cell>
          <table:table-cell office:value-type="string" table:style-name="ce7">
            <text:p>0.9896</text:p>
          </table:table-cell>
          <table:table-cell office:value-type="string" table:style-name="ce7">
            <text:p>GradientBoostingClassifier</text:p>
          </table:table-cell>
          <table:table-cell office:value-type="string" table:style-name="ce7">
            <text:p>0.9896</text:p>
          </table:table-cell>
          <table:table-cell office:value-type="string" table:style-name="ce7">
            <text:p>GradientBoostingClassifier</text:p>
          </table:table-cell>
          <table:table-cell office:value-type="string" table:style-name="ce7">
            <text:p>0.9896</text:p>
          </table:table-cell>
          <table:table-cell office:value-type="string" table:style-name="ce7">
            <text:p>VotingClassifier</text:p>
          </table:table-cell>
          <table:table-cell office:value-type="float" office:value="0.98782498161434795" table:style-name="ce13">
            <text:p>0.9878</text:p>
          </table:table-cell>
          <table:table-cell office:value-type="string" table:style-name="ce7">
            <text:p>QuadraticDiscriminantAnalysis</text:p>
          </table:table-cell>
          <table:table-cell office:value-type="float" office:value="0.98387178172451495" table:style-name="ce13">
            <text:p>0.9839</text:p>
          </table:table-cell>
          <table:table-cell office:value-type="string" table:style-name="ce7">
            <text:p>VotingClassifier</text:p>
          </table:table-cell>
          <table:table-cell office:value-type="float" office:value="0.983676122235983" table:style-name="ce13">
            <text:p>0.9837</text:p>
          </table:table-cell>
          <table:table-cell table:number-columns-repeated="12" table:style-name="ce5"/>
          <table:table-cell table:number-columns-repeated="16358"/>
        </table:table-row>
        <table:table-row table:style-name="ro1">
          <table:table-cell office:value-type="string" table:style-name="ce4">
            <text:p>XGB Classifier</text:p>
          </table:table-cell>
          <table:table-cell office:value-type="float" office:value="0.98920124041536595" table:style-name="ce12">
            <text:p>0.9892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96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96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96</text:p>
          </table:table-cell>
          <table:table-cell office:value-type="string" table:style-name="ce4">
            <text:p>BaggingClassifier</text:p>
          </table:table-cell>
          <table:table-cell office:value-type="float" office:value="0.98753537171511496" table:style-name="ce12">
            <text:p>0.9875</text:p>
          </table:table-cell>
          <table:table-cell office:value-type="string" table:style-name="ce4">
            <text:p>XGBClassifier</text:p>
          </table:table-cell>
          <table:table-cell office:value-type="float" office:value="0.98023874025339497" table:style-name="ce12">
            <text:p>0.9802</text:p>
          </table:table-cell>
          <table:table-cell office:value-type="string" table:style-name="ce4">
            <text:p>GradientBoostingClassifier</text:p>
          </table:table-cell>
          <table:table-cell office:value-type="float" office:value="0.98316529518029205" table:style-name="ce12">
            <text:p>0.983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Voting Classifier</text:p>
          </table:table-cell>
          <table:table-cell office:value-type="float" office:value="0.98880124017832804" table:style-name="ce12">
            <text:p>0.9888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RandomForestClassifier</text:p>
          </table:table-cell>
          <table:table-cell office:value-type="float" office:value="0.98697847736951905" table:style-name="ce12">
            <text:p>0.9870</text:p>
          </table:table-cell>
          <table:table-cell office:value-type="string" table:style-name="ce4">
            <text:p>VotingClassifier</text:p>
          </table:table-cell>
          <table:table-cell office:value-type="float" office:value="0.97972575602810497" table:style-name="ce12">
            <text:p>0.9797</text:p>
          </table:table-cell>
          <table:table-cell office:value-type="string" table:style-name="ce4">
            <text:p>BaggingClassifier</text:p>
          </table:table-cell>
          <table:table-cell office:value-type="float" office:value="0.98281836166548597" table:style-name="ce12">
            <text:p>0.982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Gradient Boosting Classifier</text:p>
          </table:table-cell>
          <table:table-cell office:value-type="float" office:value="0.98840106228195301" table:style-name="ce12">
            <text:p>0.9884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88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88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88</text:p>
          </table:table-cell>
          <table:table-cell office:value-type="string" table:style-name="ce4">
            <text:p>GradientBoostingClassifier</text:p>
          </table:table-cell>
          <table:table-cell office:value-type="float" office:value="0.98681306108876898" table:style-name="ce12">
            <text:p>0.9868</text:p>
          </table:table-cell>
          <table:table-cell office:value-type="string" table:style-name="ce4">
            <text:p>GradientBoostingClassifier</text:p>
          </table:table-cell>
          <table:table-cell office:value-type="float" office:value="0.97966389800337395" table:style-name="ce12">
            <text:p>0.9797</text:p>
          </table:table-cell>
          <table:table-cell office:value-type="string" table:style-name="ce4">
            <text:p>RandomForestClassifier</text:p>
          </table:table-cell>
          <table:table-cell office:value-type="float" office:value="0.98166067406232704" table:style-name="ce12">
            <text:p>0.981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Random Forest Classifier</text:p>
          </table:table-cell>
          <table:table-cell office:value-type="float" office:value="0.98800097321524705" table:style-name="ce12">
            <text:p>0.9880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84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84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84</text:p>
          </table:table-cell>
          <table:table-cell office:value-type="string" table:style-name="ce4">
            <text:p>PolyKernelSVM</text:p>
          </table:table-cell>
          <table:table-cell office:value-type="float" office:value="0.98317616733695201" table:style-name="ce12">
            <text:p>0.9832</text:p>
          </table:table-cell>
          <table:table-cell office:value-type="string" table:style-name="ce4">
            <text:p>BaggingClassifier</text:p>
          </table:table-cell>
          <table:table-cell office:value-type="float" office:value="0.978348345559785" table:style-name="ce12">
            <text:p>0.9783</text:p>
          </table:table-cell>
          <table:table-cell office:value-type="string" table:style-name="ce4">
            <text:p>XGBClassifier</text:p>
          </table:table-cell>
          <table:table-cell office:value-type="float" office:value="0.98160454219433901" table:style-name="ce12">
            <text:p>0.981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Decision Tree Classifier</text:p>
          </table:table-cell>
          <table:table-cell office:value-type="float" office:value="0.98599963922946898" table:style-name="ce12">
            <text:p>0.9860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876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876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876</text:p>
          </table:table-cell>
          <table:table-cell office:value-type="string" table:style-name="ce4">
            <text:p>XGBClassifier</text:p>
          </table:table-cell>
          <table:table-cell office:value-type="float" office:value="0.98300484225093199" table:style-name="ce12">
            <text:p>0.9830</text:p>
          </table:table-cell>
          <table:table-cell office:value-type="string" table:style-name="ce4">
            <text:p>RandomForestClassifier</text:p>
          </table:table-cell>
          <table:table-cell office:value-type="float" office:value="0.97664155432730204" table:style-name="ce12">
            <text:p>0.9766</text:p>
          </table:table-cell>
          <table:table-cell office:value-type="string" table:style-name="ce4">
            <text:p>PolyKernelSVM</text:p>
          </table:table-cell>
          <table:table-cell office:value-type="float" office:value="0.97947814550366497" table:style-name="ce12">
            <text:p>0.979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MLP Classifier</text:p>
          </table:table-cell>
          <table:table-cell office:value-type="float" office:value="0.98533377214834295" table:style-name="ce12">
            <text:p>0.9853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52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52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52</text:p>
          </table:table-cell>
          <table:table-cell office:value-type="string" table:style-name="ce4">
            <text:p>NuSVC</text:p>
          </table:table-cell>
          <table:table-cell office:value-type="float" office:value="0.98017775581023403" table:style-name="ce12">
            <text:p>0.9802</text:p>
          </table:table-cell>
          <table:table-cell office:value-type="string" table:style-name="ce4">
            <text:p>PolyKernelSVM</text:p>
          </table:table-cell>
          <table:table-cell office:value-type="float" office:value="0.97592093477424502" table:style-name="ce12">
            <text:p>0.9759</text:p>
          </table:table-cell>
          <table:table-cell office:value-type="string" table:style-name="ce4">
            <text:p>QuadraticDiscriminantAnalysis</text:p>
          </table:table-cell>
          <table:table-cell office:value-type="float" office:value="0.97771354811405797" table:style-name="ce12">
            <text:p>0.977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Rbf Kernel SVC</text:p>
          </table:table-cell>
          <table:table-cell office:value-type="float" office:value="0.98506754986705902" table:style-name="ce12">
            <text:p>0.9851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16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16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16</text:p>
          </table:table-cell>
          <table:table-cell office:value-type="string" table:style-name="ce4">
            <text:p>ExtraTreesClassifier</text:p>
          </table:table-cell>
          <table:table-cell office:value-type="float" office:value="0.97674772661366005" table:style-name="ce12">
            <text:p>0.9767</text:p>
          </table:table-cell>
          <table:table-cell office:value-type="string" table:style-name="ce4">
            <text:p>GaussianNB</text:p>
          </table:table-cell>
          <table:table-cell office:value-type="float" office:value="0.97406404050273099" table:style-name="ce12">
            <text:p>0.9741</text:p>
          </table:table-cell>
          <table:table-cell office:value-type="string" table:style-name="ce4">
            <text:p>NuSVC</text:p>
          </table:table-cell>
          <table:table-cell office:value-type="float" office:value="0.97334688303761197" table:style-name="ce12">
            <text:p>0.973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Quadratic Discriminant Analysis</text:p>
          </table:table-cell>
          <table:table-cell office:value-type="float" office:value="0.98466870548238705" table:style-name="ce12">
            <text:p>0.9847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04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04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04</text:p>
          </table:table-cell>
          <table:table-cell office:value-type="string" table:style-name="ce4">
            <text:p>RbfKernelSVM</text:p>
          </table:table-cell>
          <table:table-cell office:value-type="float" office:value="0.97599958119555696" table:style-name="ce12">
            <text:p>0.9760</text:p>
          </table:table-cell>
          <table:table-cell office:value-type="string" table:style-name="ce4">
            <text:p>DecisionTreeClassifier</text:p>
          </table:table-cell>
          <table:table-cell office:value-type="float" office:value="0.96968831822497903" table:style-name="ce12">
            <text:p>0.9697</text:p>
          </table:table-cell>
          <table:table-cell office:value-type="string" table:style-name="ce4">
            <text:p>ExtraTreesClassifier</text:p>
          </table:table-cell>
          <table:table-cell office:value-type="float" office:value="0.97162247079550101" table:style-name="ce12">
            <text:p>0.971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Bagging Classifier</text:p>
          </table:table-cell>
          <table:table-cell office:value-type="float" office:value="0.98426834980815503" table:style-name="ce12">
            <text:p>0.9843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796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796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796</text:p>
          </table:table-cell>
          <table:table-cell office:value-type="string" table:style-name="ce4">
            <text:p>QuadraticDiscriminantAnalysis</text:p>
          </table:table-cell>
          <table:table-cell office:value-type="float" office:value="0.97193771305239196" table:style-name="ce12">
            <text:p>0.9719</text:p>
          </table:table-cell>
          <table:table-cell office:value-type="string" table:style-name="ce4">
            <text:p>NuSVC</text:p>
          </table:table-cell>
          <table:table-cell office:value-type="float" office:value="0.96705524272473697" table:style-name="ce12">
            <text:p>0.9671</text:p>
          </table:table-cell>
          <table:table-cell office:value-type="string" table:style-name="ce4">
            <text:p>RbfKernelSVM</text:p>
          </table:table-cell>
          <table:table-cell office:value-type="float" office:value="0.96963631707558695" table:style-name="ce12">
            <text:p>0.969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Nu-SVC</text:p>
          </table:table-cell>
          <table:table-cell office:value-type="float" office:value="0.98346923822336496" table:style-name="ce12">
            <text:p>0.9835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68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68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68</text:p>
          </table:table-cell>
          <table:table-cell office:value-type="string" table:style-name="ce4">
            <text:p>LinearSVM</text:p>
          </table:table-cell>
          <table:table-cell office:value-type="float" office:value="0.96780581332429105" table:style-name="ce12">
            <text:p>0.9678</text:p>
          </table:table-cell>
          <table:table-cell office:value-type="string" table:style-name="ce4">
            <text:p>ExtraTreesClassifier</text:p>
          </table:table-cell>
          <table:table-cell office:value-type="float" office:value="0.966825546143394" table:style-name="ce12">
            <text:p>0.9668</text:p>
          </table:table-cell>
          <table:table-cell office:value-type="string" table:style-name="ce4">
            <text:p>DecisionTreeClassifier</text:p>
          </table:table-cell>
          <table:table-cell office:value-type="float" office:value="0.96806701918035398" table:style-name="ce12">
            <text:p>0.968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Extra Trees Classifier</text:p>
          </table:table-cell>
          <table:table-cell office:value-type="float" office:value="0.98093448183754695" table:style-name="ce12">
            <text:p>0.9809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64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64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64</text:p>
          </table:table-cell>
          <table:table-cell office:value-type="string" table:style-name="ce4">
            <text:p>MLPClassifier</text:p>
          </table:table-cell>
          <table:table-cell office:value-type="float" office:value="0.96762870819375102" table:style-name="ce12">
            <text:p>0.9676</text:p>
          </table:table-cell>
          <table:table-cell office:value-type="string" table:style-name="ce4">
            <text:p>MLPClassifier</text:p>
          </table:table-cell>
          <table:table-cell office:value-type="float" office:value="0.96537959679141805" table:style-name="ce12">
            <text:p>0.9654</text:p>
          </table:table-cell>
          <table:table-cell office:value-type="string" table:style-name="ce4">
            <text:p>MLPClassifier</text:p>
          </table:table-cell>
          <table:table-cell office:value-type="float" office:value="0.96628125878402005" table:style-name="ce12">
            <text:p>0.966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Gaussian Naïve Bayes</text:p>
          </table:table-cell>
          <table:table-cell office:value-type="float" office:value="0.97866745890405504" table:style-name="ce12">
            <text:p>0.9787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676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676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676</text:p>
          </table:table-cell>
          <table:table-cell office:value-type="string" table:style-name="ce4">
            <text:p>DecisionTreeClassifier</text:p>
          </table:table-cell>
          <table:table-cell office:value-type="float" office:value="0.96647446520321101" table:style-name="ce12">
            <text:p>0.9665</text:p>
          </table:table-cell>
          <table:table-cell office:value-type="string" table:style-name="ce4">
            <text:p>RbfKernelSVM</text:p>
          </table:table-cell>
          <table:table-cell office:value-type="float" office:value="0.96370154767143701" table:style-name="ce12">
            <text:p>0.9637</text:p>
          </table:table-cell>
          <table:table-cell office:value-type="string" table:style-name="ce4">
            <text:p>GaussianNB</text:p>
          </table:table-cell>
          <table:table-cell office:value-type="float" office:value="0.96559828623098298" table:style-name="ce12">
            <text:p>0.965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Linear SVM</text:p>
          </table:table-cell>
          <table:table-cell office:value-type="float" office:value="0.97213474500803398" table:style-name="ce12">
            <text:p>0.9721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632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632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632</text:p>
          </table:table-cell>
          <table:table-cell office:value-type="string" table:style-name="ce4">
            <text:p>SGDClassifier</text:p>
          </table:table-cell>
          <table:table-cell office:value-type="float" office:value="0.96384698413742897" table:style-name="ce12">
            <text:p>0.9638</text:p>
          </table:table-cell>
          <table:table-cell office:value-type="string" table:style-name="ce4">
            <text:p>LinearSVM</text:p>
          </table:table-cell>
          <table:table-cell office:value-type="float" office:value="0.94350689724185299" table:style-name="ce12">
            <text:p>0.9435</text:p>
          </table:table-cell>
          <table:table-cell office:value-type="string" table:style-name="ce4">
            <text:p>LinearSVM</text:p>
          </table:table-cell>
          <table:table-cell office:value-type="float" office:value="0.95470999732973505" table:style-name="ce12">
            <text:p>0.954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SGD Classifier</text:p>
          </table:table-cell>
          <table:table-cell office:value-type="float" office:value="0.96773527703790096" table:style-name="ce12">
            <text:p>0.9677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58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58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58</text:p>
          </table:table-cell>
          <table:table-cell office:value-type="string" table:style-name="ce4">
            <text:p>GaussianNB</text:p>
          </table:table-cell>
          <table:table-cell office:value-type="float" office:value="0.95786356452857901" table:style-name="ce12">
            <text:p>0.9579</text:p>
          </table:table-cell>
          <table:table-cell office:value-type="string" table:style-name="ce4">
            <text:p>SGDClassifier</text:p>
          </table:table-cell>
          <table:table-cell office:value-type="float" office:value="0.93774746814672205" table:style-name="ce12">
            <text:p>0.9377</text:p>
          </table:table-cell>
          <table:table-cell office:value-type="string" table:style-name="ce4">
            <text:p>SGDClassifier</text:p>
          </table:table-cell>
          <table:table-cell office:value-type="float" office:value="0.94963691927180405" table:style-name="ce12">
            <text:p>0.949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SVC</text:p>
          </table:table-cell>
          <table:table-cell office:value-type="float" office:value="0.96026905203068902" table:style-name="ce12">
            <text:p>0.9603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292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292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292</text:p>
          </table:table-cell>
          <table:table-cell office:value-type="string" table:style-name="ce4">
            <text:p>LogisticRegression</text:p>
          </table:table-cell>
          <table:table-cell office:value-type="float" office:value="0.94381449759439096" table:style-name="ce12">
            <text:p>0.9438</text:p>
          </table:table-cell>
          <table:table-cell office:value-type="string" table:style-name="ce4">
            <text:p>SVC</text:p>
          </table:table-cell>
          <table:table-cell office:value-type="float" office:value="0.92951890894556399" table:style-name="ce12">
            <text:p>0.9295</text:p>
          </table:table-cell>
          <table:table-cell office:value-type="string" table:style-name="ce4">
            <text:p>SVC</text:p>
          </table:table-cell>
          <table:table-cell office:value-type="float" office:value="0.93374448341594896" table:style-name="ce12">
            <text:p>0.9337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Passive Aggressive Classifier</text:p>
          </table:table-cell>
          <table:table-cell office:value-type="float" office:value="0.95480104912639197" table:style-name="ce12">
            <text:p>0.9548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268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268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268</text:p>
          </table:table-cell>
          <table:table-cell office:value-type="string" table:style-name="ce4">
            <text:p>SVC</text:p>
          </table:table-cell>
          <table:table-cell office:value-type="float" office:value="0.94136876681892201" table:style-name="ce12">
            <text:p>0.9414</text:p>
          </table:table-cell>
          <table:table-cell office:value-type="string" table:style-name="ce4">
            <text:p>LogisticRegression</text:p>
          </table:table-cell>
          <table:table-cell office:value-type="float" office:value="0.92279810905737902" table:style-name="ce12">
            <text:p>0.9228</text:p>
          </table:table-cell>
          <table:table-cell office:value-type="string" table:style-name="ce4">
            <text:p>LogisticRegression</text:p>
          </table:table-cell>
          <table:table-cell office:value-type="float" office:value="0.93195346655811495" table:style-name="ce12">
            <text:p>0.9320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Logistic Regression</text:p>
          </table:table-cell>
          <table:table-cell office:value-type="float" office:value="0.95040131478576895" table:style-name="ce12">
            <text:p>0.9504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06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06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06</text:p>
          </table:table-cell>
          <table:table-cell office:value-type="string" table:style-name="ce4">
            <text:p>LinearDiscriminantAnalysis</text:p>
          </table:table-cell>
          <table:table-cell office:value-type="float" office:value="0.92487720791557804" table:style-name="ce12">
            <text:p>0.9249</text:p>
          </table:table-cell>
          <table:table-cell office:value-type="string" table:style-name="ce4">
            <text:p>PassiveAggressiveClassifier</text:p>
          </table:table-cell>
          <table:table-cell office:value-type="float" office:value="0.89283902282969596" table:style-name="ce12">
            <text:p>0.8928</text:p>
          </table:table-cell>
          <table:table-cell office:value-type="string" table:style-name="ce4">
            <text:p>PassiveAggressiveClassifier</text:p>
          </table:table-cell>
          <table:table-cell office:value-type="float" office:value="0.89722433276880398" table:style-name="ce12">
            <text:p>0.8972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Linear Discriminant Analysis</text:p>
          </table:table-cell>
          <table:table-cell office:value-type="float" office:value="0.93026681825191904" table:style-name="ce12">
            <text:p>0.9303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0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0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008</text:p>
          </table:table-cell>
          <table:table-cell office:value-type="string" table:style-name="ce4">
            <text:p>RidgeClassifier</text:p>
          </table:table-cell>
          <table:table-cell office:value-type="float" office:value="0.919103727410991" table:style-name="ce12">
            <text:p>0.9191</text:p>
          </table:table-cell>
          <table:table-cell office:value-type="string" table:style-name="ce4">
            <text:p>LinearDiscriminantAnalysis</text:p>
          </table:table-cell>
          <table:table-cell office:value-type="float" office:value="0.86568955019459004" table:style-name="ce12">
            <text:p>0.8657</text:p>
          </table:table-cell>
          <table:table-cell office:value-type="string" table:style-name="ce4">
            <text:p>LinearDiscriminantAnalysis</text:p>
          </table:table-cell>
          <table:table-cell office:value-type="float" office:value="0.89029651238988505" table:style-name="ce12">
            <text:p>0.8903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Ridge Classifier</text:p>
          </table:table-cell>
          <table:table-cell office:value-type="float" office:value="0.92053481511176904" table:style-name="ce12">
            <text:p>0.9205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912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912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912</text:p>
          </table:table-cell>
          <table:table-cell office:value-type="string" table:style-name="ce4">
            <text:p>PassiveAggressiveClassifier</text:p>
          </table:table-cell>
          <table:table-cell office:value-type="float" office:value="0.90210844509122501" table:style-name="ce12">
            <text:p>0.9021</text:p>
          </table:table-cell>
          <table:table-cell office:value-type="string" table:style-name="ce4">
            <text:p>KNN</text:p>
          </table:table-cell>
          <table:table-cell office:value-type="float" office:value="0.86481137772384298" table:style-name="ce12">
            <text:p>0.8648</text:p>
          </table:table-cell>
          <table:table-cell office:value-type="string" table:style-name="ce4">
            <text:p>RidgeClassifier</text:p>
          </table:table-cell>
          <table:table-cell office:value-type="float" office:value="0.88580461657815102" table:style-name="ce12">
            <text:p>0.8858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KNN</text:p>
          </table:table-cell>
          <table:table-cell office:value-type="float" office:value="0.89773391828174098" table:style-name="ce12">
            <text:p>0.8977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804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804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804</text:p>
          </table:table-cell>
          <table:table-cell office:value-type="string" table:style-name="ce4">
            <text:p>AdaBoostClassifier</text:p>
          </table:table-cell>
          <table:table-cell office:value-type="float" office:value="0.89583732783075598" table:style-name="ce12">
            <text:p>0.8958</text:p>
          </table:table-cell>
          <table:table-cell office:value-type="string" table:style-name="ce4">
            <text:p>RidgeClassifier</text:p>
          </table:table-cell>
          <table:table-cell office:value-type="float" office:value="0.86204194541228696" table:style-name="ce12">
            <text:p>0.8620</text:p>
          </table:table-cell>
          <table:table-cell office:value-type="string" table:style-name="ce4">
            <text:p>KNN</text:p>
          </table:table-cell>
          <table:table-cell office:value-type="float" office:value="0.87354474197503196" table:style-name="ce12">
            <text:p>0.8735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AdaBoostClassifier</text:p>
          </table:table-cell>
          <table:table-cell office:value-type="float" office:value="0.76759308224877698" table:style-name="ce12">
            <text:p>0.7676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8524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8524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8524</text:p>
          </table:table-cell>
          <table:table-cell office:value-type="string" table:style-name="ce4">
            <text:p>KNN</text:p>
          </table:table-cell>
          <table:table-cell office:value-type="float" office:value="0.88342178410595495" table:style-name="ce12">
            <text:p>0.8834</text:p>
          </table:table-cell>
          <table:table-cell office:value-type="string" table:style-name="ce4">
            <text:p>AdaBoostClassifier</text:p>
          </table:table-cell>
          <table:table-cell office:value-type="float" office:value="0.77193417306443002" table:style-name="ce12">
            <text:p>0.7719</text:p>
          </table:table-cell>
          <table:table-cell office:value-type="string" table:style-name="ce4">
            <text:p>AdaBoostClassifier</text:p>
          </table:table-cell>
          <table:table-cell office:value-type="float" office:value="0.81034404268237503" table:style-name="ce12">
            <text:p>0.8103</text:p>
          </table:table-cell>
          <table:table-cell table:number-columns-repeated="16370"/>
        </table:table-row>
        <table:table-row table:number-rows-repeated="1048553" table:style-name="ro2">
          <table:table-cell table:number-columns-repeated="16384"/>
        </table:table-row>
      </table:table>
      <table:table table:name="stdsorted" table:style-name="ta2">
        <table:table-column table:style-name="co28" table:number-columns-repeated="8" table:default-cell-style-name="ce1"/>
        <table:table-column table:style-name="co12" table:number-columns-repeated="16376" table:default-cell-style-name="ce1"/>
        <table:table-row table:style-name="ro1">
          <table:table-cell office:value-type="string" table:style-name="ce2">
            <text:p>Classifier</text:p>
          </table:table-cell>
          <table:table-cell office:value-type="string" table:style-name="ce2">
            <text:p>Acc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-Score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Poly Kernel SVC</text:p>
          </table:table-cell>
          <table:table-cell office:value-type="float" office:value="0.990267196326161" table:style-name="ce13">
            <text:p>0.9903</text:p>
          </table:table-cell>
          <table:table-cell office:value-type="string" table:style-name="ce7">
            <text:p>Voting Classifier</text:p>
          </table:table-cell>
          <table:table-cell office:value-type="float" office:value="0.98782498161434795" table:style-name="ce13">
            <text:p>0.9878</text:p>
          </table:table-cell>
          <table:table-cell office:value-type="string" table:style-name="ce7">
            <text:p>Quadratic Discriminant Analysis</text:p>
          </table:table-cell>
          <table:table-cell office:value-type="float" office:value="0.98387178172451495" table:style-name="ce13">
            <text:p>0.9839</text:p>
          </table:table-cell>
          <table:table-cell office:value-type="string" table:style-name="ce7">
            <text:p>Voting Classifier</text:p>
          </table:table-cell>
          <table:table-cell office:value-type="float" office:value="0.983676122235983" table:style-name="ce13">
            <text:p>0.9837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XGB Classifier</text:p>
          </table:table-cell>
          <table:table-cell office:value-type="float" office:value="0.98920124041536595" table:style-name="ce12">
            <text:p>0.9892</text:p>
          </table:table-cell>
          <table:table-cell office:value-type="string" table:style-name="ce4">
            <text:p>Bagging Classifier</text:p>
          </table:table-cell>
          <table:table-cell office:value-type="float" office:value="0.98753537171511496" table:style-name="ce12">
            <text:p>0.9875</text:p>
          </table:table-cell>
          <table:table-cell office:value-type="string" table:style-name="ce4">
            <text:p>XGB Classifier</text:p>
          </table:table-cell>
          <table:table-cell office:value-type="float" office:value="0.98023874025339497" table:style-name="ce12">
            <text:p>0.9802</text:p>
          </table:table-cell>
          <table:table-cell office:value-type="string" table:style-name="ce4">
            <text:p>Gradient Boosting Classifier</text:p>
          </table:table-cell>
          <table:table-cell office:value-type="float" office:value="0.98316529518029205" table:style-name="ce12">
            <text:p>0.9832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Voting Classifier</text:p>
          </table:table-cell>
          <table:table-cell office:value-type="float" office:value="0.98880124017832804" table:style-name="ce12">
            <text:p>0.9888</text:p>
          </table:table-cell>
          <table:table-cell office:value-type="string" table:style-name="ce4">
            <text:p>Random Forest Classifier</text:p>
          </table:table-cell>
          <table:table-cell office:value-type="float" office:value="0.98697847736951905" table:style-name="ce12">
            <text:p>0.9870</text:p>
          </table:table-cell>
          <table:table-cell office:value-type="string" table:style-name="ce4">
            <text:p>Voting Classifier</text:p>
          </table:table-cell>
          <table:table-cell office:value-type="float" office:value="0.97972575602810497" table:style-name="ce12">
            <text:p>0.9797</text:p>
          </table:table-cell>
          <table:table-cell office:value-type="string" table:style-name="ce4">
            <text:p>Bagging Classifier</text:p>
          </table:table-cell>
          <table:table-cell office:value-type="float" office:value="0.98281836166548597" table:style-name="ce12">
            <text:p>0.9828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Gradient Boosting Classifier</text:p>
          </table:table-cell>
          <table:table-cell office:value-type="float" office:value="0.98840106228195301" table:style-name="ce12">
            <text:p>0.9884</text:p>
          </table:table-cell>
          <table:table-cell office:value-type="string" table:style-name="ce4">
            <text:p>Gradient Boosting Classifier</text:p>
          </table:table-cell>
          <table:table-cell office:value-type="float" office:value="0.98681306108876898" table:style-name="ce12">
            <text:p>0.9868</text:p>
          </table:table-cell>
          <table:table-cell office:value-type="string" table:style-name="ce4">
            <text:p>Gradient Boosting Classifier</text:p>
          </table:table-cell>
          <table:table-cell office:value-type="float" office:value="0.97966389800337395" table:style-name="ce12">
            <text:p>0.9797</text:p>
          </table:table-cell>
          <table:table-cell office:value-type="string" table:style-name="ce4">
            <text:p>Random Forest Classifier</text:p>
          </table:table-cell>
          <table:table-cell office:value-type="float" office:value="0.98166067406232704" table:style-name="ce12">
            <text:p>0.9817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Random Forest Classifier</text:p>
          </table:table-cell>
          <table:table-cell office:value-type="float" office:value="0.98800097321524705" table:style-name="ce12">
            <text:p>0.9880</text:p>
          </table:table-cell>
          <table:table-cell office:value-type="string" table:style-name="ce4">
            <text:p>Poly Kernel SVM</text:p>
          </table:table-cell>
          <table:table-cell office:value-type="float" office:value="0.98317616733695201" table:style-name="ce12">
            <text:p>0.9832</text:p>
          </table:table-cell>
          <table:table-cell office:value-type="string" table:style-name="ce4">
            <text:p>Bagging Classifier</text:p>
          </table:table-cell>
          <table:table-cell office:value-type="float" office:value="0.978348345559785" table:style-name="ce12">
            <text:p>0.9783</text:p>
          </table:table-cell>
          <table:table-cell office:value-type="string" table:style-name="ce4">
            <text:p>XGB Classifier</text:p>
          </table:table-cell>
          <table:table-cell office:value-type="float" office:value="0.98160454219433901" table:style-name="ce12">
            <text:p>0.9816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Decision Tree Classifier</text:p>
          </table:table-cell>
          <table:table-cell office:value-type="float" office:value="0.98599963922946898" table:style-name="ce12">
            <text:p>0.9860</text:p>
          </table:table-cell>
          <table:table-cell office:value-type="string" table:style-name="ce4">
            <text:p>XGB Classifier</text:p>
          </table:table-cell>
          <table:table-cell office:value-type="float" office:value="0.98300484225093199" table:style-name="ce12">
            <text:p>0.9830</text:p>
          </table:table-cell>
          <table:table-cell office:value-type="string" table:style-name="ce4">
            <text:p>Random Forest Classifier</text:p>
          </table:table-cell>
          <table:table-cell office:value-type="float" office:value="0.97664155432730204" table:style-name="ce12">
            <text:p>0.9766</text:p>
          </table:table-cell>
          <table:table-cell office:value-type="string" table:style-name="ce4">
            <text:p>Poly Kernel SVC</text:p>
          </table:table-cell>
          <table:table-cell office:value-type="float" office:value="0.97947814550366497" table:style-name="ce12">
            <text:p>0.9795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LP Classifier</text:p>
          </table:table-cell>
          <table:table-cell office:value-type="float" office:value="0.98533377214834295" table:style-name="ce12">
            <text:p>0.9853</text:p>
          </table:table-cell>
          <table:table-cell office:value-type="string" table:style-name="ce4">
            <text:p>Nu-SVC</text:p>
          </table:table-cell>
          <table:table-cell office:value-type="float" office:value="0.98017775581023403" table:style-name="ce12">
            <text:p>0.9802</text:p>
          </table:table-cell>
          <table:table-cell office:value-type="string" table:style-name="ce4">
            <text:p>Poly Kernel SVC</text:p>
          </table:table-cell>
          <table:table-cell office:value-type="float" office:value="0.97592093477424502" table:style-name="ce12">
            <text:p>0.9759</text:p>
          </table:table-cell>
          <table:table-cell office:value-type="string" table:style-name="ce4">
            <text:p>Quadratic Discriminant Analysis</text:p>
          </table:table-cell>
          <table:table-cell office:value-type="float" office:value="0.97771354811405797" table:style-name="ce12">
            <text:p>0.9777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Rbf Kernel SVC</text:p>
          </table:table-cell>
          <table:table-cell office:value-type="float" office:value="0.98506754986705902" table:style-name="ce12">
            <text:p>0.9851</text:p>
          </table:table-cell>
          <table:table-cell office:value-type="string" table:style-name="ce4">
            <text:p>Extra Trees Classifier</text:p>
          </table:table-cell>
          <table:table-cell office:value-type="float" office:value="0.97674772661366005" table:style-name="ce12">
            <text:p>0.9767</text:p>
          </table:table-cell>
          <table:table-cell office:value-type="string" table:style-name="ce4">
            <text:p>Gaussian Naive Bayes</text:p>
          </table:table-cell>
          <table:table-cell office:value-type="float" office:value="0.97406404050273099" table:style-name="ce12">
            <text:p>0.9741</text:p>
          </table:table-cell>
          <table:table-cell office:value-type="string" table:style-name="ce4">
            <text:p>Nu-SVC</text:p>
          </table:table-cell>
          <table:table-cell office:value-type="float" office:value="0.97334688303761197" table:style-name="ce12">
            <text:p>0.9733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Quadratic Discriminant Analysis</text:p>
          </table:table-cell>
          <table:table-cell office:value-type="float" office:value="0.98466870548238705" table:style-name="ce12">
            <text:p>0.9847</text:p>
          </table:table-cell>
          <table:table-cell office:value-type="string" table:style-name="ce4">
            <text:p>Rbf Kernel SVC</text:p>
          </table:table-cell>
          <table:table-cell office:value-type="float" office:value="0.97599958119555696" table:style-name="ce12">
            <text:p>0.9760</text:p>
          </table:table-cell>
          <table:table-cell office:value-type="string" table:style-name="ce4">
            <text:p>Decision Tree Classifier</text:p>
          </table:table-cell>
          <table:table-cell office:value-type="float" office:value="0.96968831822497903" table:style-name="ce12">
            <text:p>0.9697</text:p>
          </table:table-cell>
          <table:table-cell office:value-type="string" table:style-name="ce4">
            <text:p>Extra Trees Classifier</text:p>
          </table:table-cell>
          <table:table-cell office:value-type="float" office:value="0.97162247079550101" table:style-name="ce12">
            <text:p>0.9716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Bagging Classifier</text:p>
          </table:table-cell>
          <table:table-cell office:value-type="float" office:value="0.98426834980815503" table:style-name="ce12">
            <text:p>0.9843</text:p>
          </table:table-cell>
          <table:table-cell office:value-type="string" table:style-name="ce4">
            <text:p>Quadratic Discriminant Analysis</text:p>
          </table:table-cell>
          <table:table-cell office:value-type="float" office:value="0.97193771305239196" table:style-name="ce12">
            <text:p>0.9719</text:p>
          </table:table-cell>
          <table:table-cell office:value-type="string" table:style-name="ce4">
            <text:p>Nu-SVC</text:p>
          </table:table-cell>
          <table:table-cell office:value-type="float" office:value="0.96705524272473697" table:style-name="ce12">
            <text:p>0.9671</text:p>
          </table:table-cell>
          <table:table-cell office:value-type="string" table:style-name="ce4">
            <text:p>Rbf Kernel SVC</text:p>
          </table:table-cell>
          <table:table-cell office:value-type="float" office:value="0.96963631707558695" table:style-name="ce12">
            <text:p>0.9696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Nu-SVC</text:p>
          </table:table-cell>
          <table:table-cell office:value-type="float" office:value="0.98346923822336496" table:style-name="ce12">
            <text:p>0.9835</text:p>
          </table:table-cell>
          <table:table-cell office:value-type="string" table:style-name="ce4">
            <text:p>Linear SVM</text:p>
          </table:table-cell>
          <table:table-cell office:value-type="float" office:value="0.96780581332429105" table:style-name="ce12">
            <text:p>0.9678</text:p>
          </table:table-cell>
          <table:table-cell office:value-type="string" table:style-name="ce4">
            <text:p>Extra Trees Classifier</text:p>
          </table:table-cell>
          <table:table-cell office:value-type="float" office:value="0.966825546143394" table:style-name="ce12">
            <text:p>0.9668</text:p>
          </table:table-cell>
          <table:table-cell office:value-type="string" table:style-name="ce4">
            <text:p>Decision Tree Classifier</text:p>
          </table:table-cell>
          <table:table-cell office:value-type="float" office:value="0.96806701918035398" table:style-name="ce12">
            <text:p>0.9681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Extra Trees Classifier</text:p>
          </table:table-cell>
          <table:table-cell office:value-type="float" office:value="0.98093448183754695" table:style-name="ce12">
            <text:p>0.9809</text:p>
          </table:table-cell>
          <table:table-cell office:value-type="string" table:style-name="ce4">
            <text:p>MLP Classifier</text:p>
          </table:table-cell>
          <table:table-cell office:value-type="float" office:value="0.96762870819375102" table:style-name="ce12">
            <text:p>0.9676</text:p>
          </table:table-cell>
          <table:table-cell office:value-type="string" table:style-name="ce4">
            <text:p>MLP Classifier</text:p>
          </table:table-cell>
          <table:table-cell office:value-type="float" office:value="0.96537959679141805" table:style-name="ce12">
            <text:p>0.9654</text:p>
          </table:table-cell>
          <table:table-cell office:value-type="string" table:style-name="ce4">
            <text:p>MLP Classifier</text:p>
          </table:table-cell>
          <table:table-cell office:value-type="float" office:value="0.96628125878402005" table:style-name="ce12">
            <text:p>0.9663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Gaussian Naïve Bayes</text:p>
          </table:table-cell>
          <table:table-cell office:value-type="float" office:value="0.97866745890405504" table:style-name="ce12">
            <text:p>0.9787</text:p>
          </table:table-cell>
          <table:table-cell office:value-type="string" table:style-name="ce4">
            <text:p>Decision Tree Classifier</text:p>
          </table:table-cell>
          <table:table-cell office:value-type="float" office:value="0.96647446520321101" table:style-name="ce12">
            <text:p>0.9665</text:p>
          </table:table-cell>
          <table:table-cell office:value-type="string" table:style-name="ce4">
            <text:p>Rbf Kernel SVC</text:p>
          </table:table-cell>
          <table:table-cell office:value-type="float" office:value="0.96370154767143701" table:style-name="ce12">
            <text:p>0.9637</text:p>
          </table:table-cell>
          <table:table-cell office:value-type="string" table:style-name="ce4">
            <text:p>Gaussian Naive Bayes</text:p>
          </table:table-cell>
          <table:table-cell office:value-type="float" office:value="0.96559828623098298" table:style-name="ce12">
            <text:p>0.9656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inear SVM</text:p>
          </table:table-cell>
          <table:table-cell office:value-type="float" office:value="0.97213474500803398" table:style-name="ce12">
            <text:p>0.9721</text:p>
          </table:table-cell>
          <table:table-cell office:value-type="string" table:style-name="ce4">
            <text:p>SGD Classifier</text:p>
          </table:table-cell>
          <table:table-cell office:value-type="float" office:value="0.96384698413742897" table:style-name="ce12">
            <text:p>0.9638</text:p>
          </table:table-cell>
          <table:table-cell office:value-type="string" table:style-name="ce4">
            <text:p>Linear SVM</text:p>
          </table:table-cell>
          <table:table-cell office:value-type="float" office:value="0.94350689724185299" table:style-name="ce12">
            <text:p>0.9435</text:p>
          </table:table-cell>
          <table:table-cell office:value-type="string" table:style-name="ce4">
            <text:p>Linear SVM</text:p>
          </table:table-cell>
          <table:table-cell office:value-type="float" office:value="0.95470999732973505" table:style-name="ce12">
            <text:p>0.9547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GD Classifier</text:p>
          </table:table-cell>
          <table:table-cell office:value-type="float" office:value="0.96773527703790096" table:style-name="ce12">
            <text:p>0.9677</text:p>
          </table:table-cell>
          <table:table-cell office:value-type="string" table:style-name="ce4">
            <text:p>Gaussian Naïve Bayes</text:p>
          </table:table-cell>
          <table:table-cell office:value-type="float" office:value="0.95786356452857901" table:style-name="ce12">
            <text:p>0.9579</text:p>
          </table:table-cell>
          <table:table-cell office:value-type="string" table:style-name="ce4">
            <text:p>SGD Classifier</text:p>
          </table:table-cell>
          <table:table-cell office:value-type="float" office:value="0.93774746814672205" table:style-name="ce12">
            <text:p>0.9377</text:p>
          </table:table-cell>
          <table:table-cell office:value-type="string" table:style-name="ce4">
            <text:p>SGD Classifier</text:p>
          </table:table-cell>
          <table:table-cell office:value-type="float" office:value="0.94963691927180405" table:style-name="ce12">
            <text:p>0.9496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VC</text:p>
          </table:table-cell>
          <table:table-cell office:value-type="float" office:value="0.96026905203068902" table:style-name="ce12">
            <text:p>0.9603</text:p>
          </table:table-cell>
          <table:table-cell office:value-type="string" table:style-name="ce4">
            <text:p>Logistic Regression</text:p>
          </table:table-cell>
          <table:table-cell office:value-type="float" office:value="0.94381449759439096" table:style-name="ce12">
            <text:p>0.9438</text:p>
          </table:table-cell>
          <table:table-cell office:value-type="string" table:style-name="ce4">
            <text:p>SVC</text:p>
          </table:table-cell>
          <table:table-cell office:value-type="float" office:value="0.92951890894556399" table:style-name="ce12">
            <text:p>0.9295</text:p>
          </table:table-cell>
          <table:table-cell office:value-type="string" table:style-name="ce4">
            <text:p>SVC</text:p>
          </table:table-cell>
          <table:table-cell office:value-type="float" office:value="0.93374448341594896" table:style-name="ce12">
            <text:p>0.9337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Passive Aggressive Classifier</text:p>
          </table:table-cell>
          <table:table-cell office:value-type="float" office:value="0.95480104912639197" table:style-name="ce12">
            <text:p>0.9548</text:p>
          </table:table-cell>
          <table:table-cell office:value-type="string" table:style-name="ce4">
            <text:p>SVC</text:p>
          </table:table-cell>
          <table:table-cell office:value-type="float" office:value="0.94136876681892201" table:style-name="ce12">
            <text:p>0.9414</text:p>
          </table:table-cell>
          <table:table-cell office:value-type="string" table:style-name="ce4">
            <text:p>Logistic Regression</text:p>
          </table:table-cell>
          <table:table-cell office:value-type="float" office:value="0.92279810905737902" table:style-name="ce12">
            <text:p>0.9228</text:p>
          </table:table-cell>
          <table:table-cell office:value-type="string" table:style-name="ce4">
            <text:p>Logistic Regression</text:p>
          </table:table-cell>
          <table:table-cell office:value-type="float" office:value="0.93195346655811495" table:style-name="ce12">
            <text:p>0.932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ogistic Regression</text:p>
          </table:table-cell>
          <table:table-cell office:value-type="float" office:value="0.95040131478576895" table:style-name="ce12">
            <text:p>0.9504</text:p>
          </table:table-cell>
          <table:table-cell office:value-type="string" table:style-name="ce4">
            <text:p>Linear Discriminant Analysis</text:p>
          </table:table-cell>
          <table:table-cell office:value-type="float" office:value="0.92487720791557804" table:style-name="ce12">
            <text:p>0.9249</text:p>
          </table:table-cell>
          <table:table-cell office:value-type="string" table:style-name="ce4">
            <text:p>Passive Aggressive Classifier</text:p>
          </table:table-cell>
          <table:table-cell office:value-type="float" office:value="0.89283902282969596" table:style-name="ce12">
            <text:p>0.8928</text:p>
          </table:table-cell>
          <table:table-cell office:value-type="string" table:style-name="ce4">
            <text:p>Passive Aggressive Classifier</text:p>
          </table:table-cell>
          <table:table-cell office:value-type="float" office:value="0.89722433276880398" table:style-name="ce12">
            <text:p>0.8972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inear Discriminant Analysis</text:p>
          </table:table-cell>
          <table:table-cell office:value-type="float" office:value="0.93026681825191904" table:style-name="ce12">
            <text:p>0.9303</text:p>
          </table:table-cell>
          <table:table-cell office:value-type="string" table:style-name="ce4">
            <text:p>Ridge Classifier</text:p>
          </table:table-cell>
          <table:table-cell office:value-type="float" office:value="0.919103727410991" table:style-name="ce12">
            <text:p>0.9191</text:p>
          </table:table-cell>
          <table:table-cell office:value-type="string" table:style-name="ce4">
            <text:p>Linear Discriminant Analysis</text:p>
          </table:table-cell>
          <table:table-cell office:value-type="float" office:value="0.86568955019459004" table:style-name="ce12">
            <text:p>0.8657</text:p>
          </table:table-cell>
          <table:table-cell office:value-type="string" table:style-name="ce4">
            <text:p>Linear Discriminant Analysis</text:p>
          </table:table-cell>
          <table:table-cell office:value-type="float" office:value="0.89029651238988505" table:style-name="ce12">
            <text:p>0.8903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Ridge Classifier</text:p>
          </table:table-cell>
          <table:table-cell office:value-type="float" office:value="0.92053481511176904" table:style-name="ce12">
            <text:p>0.9205</text:p>
          </table:table-cell>
          <table:table-cell office:value-type="string" table:style-name="ce4">
            <text:p>Passive Aggressive Classifier</text:p>
          </table:table-cell>
          <table:table-cell office:value-type="float" office:value="0.90210844509122501" table:style-name="ce12">
            <text:p>0.9021</text:p>
          </table:table-cell>
          <table:table-cell office:value-type="string" table:style-name="ce4">
            <text:p>KNN</text:p>
          </table:table-cell>
          <table:table-cell office:value-type="float" office:value="0.86481137772384298" table:style-name="ce12">
            <text:p>0.8648</text:p>
          </table:table-cell>
          <table:table-cell office:value-type="string" table:style-name="ce4">
            <text:p>Ridge Classifier</text:p>
          </table:table-cell>
          <table:table-cell office:value-type="float" office:value="0.88580461657815102" table:style-name="ce12">
            <text:p>0.8858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KNN</text:p>
          </table:table-cell>
          <table:table-cell office:value-type="float" office:value="0.89773391828174098" table:style-name="ce12">
            <text:p>0.8977</text:p>
          </table:table-cell>
          <table:table-cell office:value-type="string" table:style-name="ce4">
            <text:p>Ada Boost Classifier</text:p>
          </table:table-cell>
          <table:table-cell office:value-type="float" office:value="0.89583732783075598" table:style-name="ce12">
            <text:p>0.8958</text:p>
          </table:table-cell>
          <table:table-cell office:value-type="string" table:style-name="ce4">
            <text:p>Ridge Classifier</text:p>
          </table:table-cell>
          <table:table-cell office:value-type="float" office:value="0.86204194541228696" table:style-name="ce12">
            <text:p>0.8620</text:p>
          </table:table-cell>
          <table:table-cell office:value-type="string" table:style-name="ce4">
            <text:p>KNN</text:p>
          </table:table-cell>
          <table:table-cell office:value-type="float" office:value="0.87354474197503196" table:style-name="ce12">
            <text:p>0.8735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da Boost Classifier</text:p>
          </table:table-cell>
          <table:table-cell office:value-type="float" office:value="0.76759308224877698" table:style-name="ce12">
            <text:p>0.7676</text:p>
          </table:table-cell>
          <table:table-cell office:value-type="string" table:style-name="ce4">
            <text:p>KNN</text:p>
          </table:table-cell>
          <table:table-cell office:value-type="float" office:value="0.88342178410595495" table:style-name="ce12">
            <text:p>0.8834</text:p>
          </table:table-cell>
          <table:table-cell office:value-type="string" table:style-name="ce4">
            <text:p>Ada Boost Classifier</text:p>
          </table:table-cell>
          <table:table-cell office:value-type="float" office:value="0.77193417306443002" table:style-name="ce12">
            <text:p>0.7719</text:p>
          </table:table-cell>
          <table:table-cell office:value-type="string" table:style-name="ce4">
            <text:p>Ada Boost Classifier</text:p>
          </table:table-cell>
          <table:table-cell office:value-type="float" office:value="0.81034404268237503" table:style-name="ce12">
            <text:p>0.8103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rob" table:style-name="ta1">
        <table:table-column table:style-name="co13" table:default-cell-style-name="ce1"/>
        <table:table-column table:style-name="co29" table:default-cell-style-name="ce1"/>
        <table:table-column table:style-name="co13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30" table:default-cell-style-name="ce1"/>
        <table:table-column table:style-name="co4" table:default-cell-style-name="ce1"/>
        <table:table-column table:style-name="co13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default-cell-style-name="ce1"/>
        <table:table-column table:style-name="co34" table:default-cell-style-name="ce1"/>
        <table:table-column table:style-name="co4" table:number-columns-repeated="1010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Classifier</text:p>
          </table:table-cell>
          <table:table-cell office:value-type="string" table:style-name="ce2">
            <text:p>Acc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acro)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7">
            <text:p>PolyKernelSVM</text:p>
          </table:table-cell>
          <table:table-cell office:value-type="string" table:style-name="ce7">
            <text:p>0.9910664854517715</text:p>
          </table:table-cell>
          <table:table-cell office:value-type="string" table:style-name="ce7">
            <text:p>GradientBoostingClassifier</text:p>
          </table:table-cell>
          <table:table-cell office:value-type="string" table:style-name="ce7">
            <text:p>0.9896</text:p>
          </table:table-cell>
          <table:table-cell office:value-type="string" table:style-name="ce7">
            <text:p>GradientBoostingClassifier</text:p>
          </table:table-cell>
          <table:table-cell office:value-type="string" table:style-name="ce7">
            <text:p>0.9896</text:p>
          </table:table-cell>
          <table:table-cell office:value-type="string" table:style-name="ce7">
            <text:p>GradientBoostingClassifier</text:p>
          </table:table-cell>
          <table:table-cell office:value-type="string" table:style-name="ce7">
            <text:p>0.9896</text:p>
          </table:table-cell>
          <table:table-cell office:value-type="string" table:style-name="ce7">
            <text:p>VotingClassifier</text:p>
          </table:table-cell>
          <table:table-cell office:value-type="string" table:style-name="ce7">
            <text:p>0.9875940479822617</text:p>
          </table:table-cell>
          <table:table-cell office:value-type="string" table:style-name="ce7">
            <text:p>QuadraticDiscriminantAnalysis</text:p>
          </table:table-cell>
          <table:table-cell office:value-type="string" table:style-name="ce7">
            <text:p>0.9838717817245151</text:p>
          </table:table-cell>
          <table:table-cell office:value-type="string" table:style-name="ce7">
            <text:p>GradientBoostingClassifier</text:p>
          </table:table-cell>
          <table:table-cell office:value-type="string" table:style-name="ce7">
            <text:p>0.9831652951802923</text:p>
          </table:table-cell>
          <table:table-cell table:number-columns-repeated="12" table:style-name="ce5"/>
          <table:table-cell table:number-columns-repeated="16358"/>
        </table:table-row>
        <table:table-row table:style-name="ro1">
          <table:table-cell office:value-type="string" table:style-name="ce4">
            <text:p>XGBClassifier</text:p>
          </table:table-cell>
          <table:table-cell office:value-type="string" table:style-name="ce4">
            <text:p>0.9892012404153661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7535371715115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02387402533959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2819647187840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MLPClassifier</text:p>
          </table:table-cell>
          <table:table-cell office:value-type="string" table:style-name="ce4">
            <text:p>0.9888015069043735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69784773695196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796638980033748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2818361665486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GradientBoostingClassifier</text:p>
          </table:table-cell>
          <table:table-cell office:value-type="string" table:style-name="ce4">
            <text:p>0.9884010622819537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88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88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88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68130610887698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795378268309832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82621215700665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VotingClassifier</text:p>
          </table:table-cell>
          <table:table-cell office:value-type="string" table:style-name="ce4">
            <text:p>0.9882680845043337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84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84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84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859446566534732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783483455597858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1660674062327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RandomForestClassifier</text:p>
          </table:table-cell>
          <table:table-cell office:value-type="string" table:style-name="ce4">
            <text:p>0.9880009732152473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86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86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86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30048422509329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782864875350552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1604542194339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RbfKernelSVM</text:p>
          </table:table-cell>
          <table:table-cell office:value-type="string" table:style-name="ce4">
            <text:p>0.9865335062519287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86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86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86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827889317041395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76885045200096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7946954615525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DecisionTreeClassifier</text:p>
          </table:table-cell>
          <table:table-cell office:value-type="string" table:style-name="ce4">
            <text:p>0.9859996392294693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52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52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52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821254085467793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766415543273029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77713548114058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QuadraticDiscriminantAnalysis</text:p>
          </table:table-cell>
          <table:table-cell office:value-type="string" table:style-name="ce4">
            <text:p>0.9846687054823876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832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832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832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815439502470986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740640405027312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76594125362729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BaggingClassifier</text:p>
          </table:table-cell>
          <table:table-cell office:value-type="string" table:style-name="ce4">
            <text:p>0.9842683498081554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828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828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828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67477266136607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15389161474342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638287566913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NuSVC</text:p>
          </table:table-cell>
          <table:table-cell office:value-type="string" table:style-name="ce4">
            <text:p>0.9841356386380615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16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16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16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741737927516795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708821252321718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1622470795501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SVC</text:p>
          </table:table-cell>
          <table:table-cell office:value-type="string" table:style-name="ce4">
            <text:p>0.9816020376305353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04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04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04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719377130523926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696883182249794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68949336271332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ExtraTreesClassifier</text:p>
          </table:table-cell>
          <table:table-cell office:value-type="string" table:style-name="ce4">
            <text:p>0.9809344818375475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64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64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64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700484375922972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668255461433949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68067019180354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GaussianNB</text:p>
          </table:table-cell>
          <table:table-cell office:value-type="string" table:style-name="ce4">
            <text:p>0.9786674589040558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736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736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736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698548905040107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644615794857835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65598286230983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LinearSVM</text:p>
          </table:table-cell>
          <table:table-cell office:value-type="string" table:style-name="ce4">
            <text:p>0.9738686122675315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716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716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716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664744652032115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508604561786602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59516454871293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SGDClassifier</text:p>
          </table:table-cell>
          <table:table-cell office:value-type="string" table:style-name="ce4">
            <text:p>0.971868167526593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704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704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704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63436883582108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502347624988298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579440636563307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LogisticRegression</text:p>
          </table:table-cell>
          <table:table-cell office:value-type="string" table:style-name="ce4">
            <text:p>0.9710686115564199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576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576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576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578635645285795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472742768474882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565150048137608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KNN</text:p>
          </table:table-cell>
          <table:table-cell office:value-type="string" table:style-name="ce4">
            <text:p>0.9656014986080734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42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42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42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470531437018482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371312910860808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411898430288992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PassiveAggressiveClassifier</text:p>
          </table:table-cell>
          <table:table-cell office:value-type="string" table:style-name="ce4">
            <text:p>0.9593360784012201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368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368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368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404840473026059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8830150841297973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070903990589088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LinearDiscriminantAnalysis</text:p>
          </table:table-cell>
          <table:table-cell office:value-type="string" table:style-name="ce4">
            <text:p>0.9302668182519191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0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0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0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24877207915578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86568955019459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8902965123898858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RidgeClassifier</text:p>
          </table:table-cell>
          <table:table-cell office:value-type="string" table:style-name="ce4">
            <text:p>0.919868237037735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896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896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896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9179499708293811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607862803803649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846199997491134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AdaBoostClassifier</text:p>
          </table:table-cell>
          <table:table-cell office:value-type="string" table:style-name="ce4">
            <text:p>0.7675930822487772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804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804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804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958373278307564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7719341730644302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103440426823755</text:p>
          </table:table-cell>
          <table:table-cell table:number-columns-repeated="16370"/>
        </table:table-row>
        <table:table-row table:style-name="ro1">
          <table:table-cell table:number-columns-repeated="12" table:style-name="ce1"/>
          <table:table-cell table:number-columns-repeated="2" table:style-name="ce9"/>
          <table:table-cell table:number-columns-repeated="16370"/>
        </table:table-row>
        <table:table-row table:number-rows-repeated="1048552" table:style-name="ro2">
          <table:table-cell table:number-columns-repeated="16384"/>
        </table:table-row>
      </table:table>
      <table:table table:name="maxabs" table:style-name="ta1">
        <table:table-column table:style-name="co35" table:default-cell-style-name="ce1"/>
        <table:table-column table:style-name="co31" table:default-cell-style-name="ce1"/>
        <table:table-column table:style-name="co16" table:default-cell-style-name="ce1"/>
        <table:table-column table:style-name="co29" table:default-cell-style-name="ce1"/>
        <table:table-column table:style-name="co13" table:default-cell-style-name="ce1"/>
        <table:table-column table:style-name="co4" table:default-cell-style-name="ce1"/>
        <table:table-column table:style-name="co8" table:default-cell-style-name="ce1"/>
        <table:table-column table:style-name="co27" table:default-cell-style-name="ce1"/>
        <table:table-column table:style-name="co36" table:default-cell-style-name="ce1"/>
        <table:table-column table:style-name="co33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" table:number-columns-repeated="1010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Classifier</text:p>
          </table:table-cell>
          <table:table-cell office:value-type="string" table:style-name="ce2">
            <text:p>Acc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acro)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7">
            <text:p>PolyKernelSVM</text:p>
          </table:table-cell>
          <table:table-cell office:value-type="string" table:style-name="ce7">
            <text:p>0.9897342184300231</text:p>
          </table:table-cell>
          <table:table-cell office:value-type="string" table:style-name="ce7">
            <text:p>PolyKernelSVM</text:p>
          </table:table-cell>
          <table:table-cell office:value-type="string" table:style-name="ce7">
            <text:p>0.9897342184300231</text:p>
          </table:table-cell>
          <table:table-cell office:value-type="string" table:style-name="ce7">
            <text:p>PolyKernelSVM</text:p>
          </table:table-cell>
          <table:table-cell office:value-type="string" table:style-name="ce7">
            <text:p>0.9904</text:p>
          </table:table-cell>
          <table:table-cell office:value-type="string" table:style-name="ce7">
            <text:p>PolyKernelSVM</text:p>
          </table:table-cell>
          <table:table-cell office:value-type="string" table:style-name="ce7">
            <text:p>0.9904</text:p>
          </table:table-cell>
          <table:table-cell office:value-type="string" table:style-name="ce7">
            <text:p>PolyKernelSVM</text:p>
          </table:table-cell>
          <table:table-cell office:value-type="string" table:style-name="ce7">
            <text:p>0.9893266048662935</text:p>
          </table:table-cell>
          <table:table-cell office:value-type="string" table:style-name="ce7">
            <text:p>PolyKernelSVM</text:p>
          </table:table-cell>
          <table:table-cell office:value-type="string" table:style-name="ce7">
            <text:p>0.9869201278802913</text:p>
          </table:table-cell>
          <table:table-cell office:value-type="string" table:style-name="ce7">
            <text:p>PolyKernelSVM</text:p>
          </table:table-cell>
          <table:table-cell office:value-type="string" table:style-name="ce7">
            <text:p>0.9880850048690072</text:p>
          </table:table-cell>
          <table:table-cell table:number-columns-repeated="12" table:style-name="ce5"/>
          <table:table-cell table:number-columns-repeated="16358"/>
        </table:table-row>
        <table:table-row table:style-name="ro1">
          <table:table-cell office:value-type="string" table:style-name="ce4">
            <text:p>XGBClassifier</text:p>
          </table:table-cell>
          <table:table-cell office:value-type="string" table:style-name="ce4">
            <text:p>0.9892012404153661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92012404153661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96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96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79212783855579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38717817245151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3165295180292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GradientBoostingClassifier</text:p>
          </table:table-cell>
          <table:table-cell office:value-type="string" table:style-name="ce4">
            <text:p>0.9885344845634746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85344845634746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96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96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7535371715115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02387402533959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3118063881445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RandomForestClassifier</text:p>
          </table:table-cell>
          <table:table-cell office:value-type="string" table:style-name="ce4">
            <text:p>0.9881342177189115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81342177189115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69784773695196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796638980033748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2818361665486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VotingClassifier</text:p>
          </table:table-cell>
          <table:table-cell office:value-type="string" table:style-name="ce4">
            <text:p>0.9877349288303388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77349288303388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88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88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68130610887698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785540102744882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1660674062327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QuadraticDiscriminantAnalysis</text:p>
          </table:table-cell>
          <table:table-cell office:value-type="string" table:style-name="ce4">
            <text:p>0.9846687054823876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46687054823876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84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84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30048422509329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783483455597858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1604542194339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DecisionTreeClassifier</text:p>
          </table:table-cell>
          <table:table-cell office:value-type="string" table:style-name="ce4">
            <text:p>0.9844010612152865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44010612152865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52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852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82456559763085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766415543273029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77713548114058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BaggingClassifier</text:p>
          </table:table-cell>
          <table:table-cell office:value-type="string" table:style-name="ce4">
            <text:p>0.9842683498081554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42683498081554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16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16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67477266136607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740640405027312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5743164677463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MLPClassifier</text:p>
          </table:table-cell>
          <table:table-cell office:value-type="string" table:style-name="ce4">
            <text:p>0.9836014164154443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836014164154443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04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804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752155101142431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37122139751264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1622470795501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ExtraTreesClassifier</text:p>
          </table:table-cell>
          <table:table-cell office:value-type="string" table:style-name="ce4">
            <text:p>0.9809344818375475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809344818375475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64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64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719377130523926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696883182249794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69422704414132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RbfKernelSVM</text:p>
          </table:table-cell>
          <table:table-cell office:value-type="string" table:style-name="ce4">
            <text:p>0.9808023931862488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808023931862488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6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6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664744652032115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668255461433949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68067019180354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GaussianNB</text:p>
          </table:table-cell>
          <table:table-cell office:value-type="string" table:style-name="ce4">
            <text:p>0.9789339479113842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789339479113842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72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72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578635645285795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646250923063997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65598286230983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NuSVC</text:p>
          </table:table-cell>
          <table:table-cell office:value-type="string" table:style-name="ce4">
            <text:p>0.9524046052761209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524046052761209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228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228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414157448572716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215274481406737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3098791532318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LinearDiscriminantAnalysis</text:p>
          </table:table-cell>
          <table:table-cell office:value-type="string" table:style-name="ce4">
            <text:p>0.9302668182519191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302668182519191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0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00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248772079155788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073074081401122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11529528189306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LinearSVM</text:p>
          </table:table-cell>
          <table:table-cell office:value-type="string" table:style-name="ce4">
            <text:p>0.9229342833189408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229342833189408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8936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8936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196678204221961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88526533199447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890296512389885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KNN</text:p>
          </table:table-cell>
          <table:table-cell office:value-type="string" table:style-name="ce4">
            <text:p>0.8808016456896203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8808016456896203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804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804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8972192069812368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8712131305505201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8880298507389447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SGDClassifier</text:p>
          </table:table-cell>
          <table:table-cell office:value-type="string" table:style-name="ce4">
            <text:p>0.8484019009193634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8484019009193634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8624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8624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958373278307564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8690535308868125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8803562264371858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PassiveAggressiveClassifier</text:p>
          </table:table-cell>
          <table:table-cell office:value-type="string" table:style-name="ce4">
            <text:p>0.8411117685533787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8411117685533787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8592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8592000000000001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89349003953775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8656895501945908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8602319902660239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RidgeClassifier</text:p>
          </table:table-cell>
          <table:table-cell office:value-type="string" table:style-name="ce4">
            <text:p>0.8153356670232595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153356670232595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8364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8364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8676703157444455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7814780443905106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103440426823755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LogisticRegression</text:p>
          </table:table-cell>
          <table:table-cell office:value-type="string" table:style-name="ce4">
            <text:p>0.8049347743413812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8049347743413812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7932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7932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481796412267059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7719341730644302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092805871102859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AdaBoostClassifier</text:p>
          </table:table-cell>
          <table:table-cell office:value-type="string" table:style-name="ce4">
            <text:p>0.7711930822487773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7711930822487773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7524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7524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8253643178661202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7497845783474419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7765562330886316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SVC</text:p>
          </table:table-cell>
          <table:table-cell office:value-type="string" table:style-name="ce4">
            <text:p>0.7709357400899586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7709357400899586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5688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5688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7898363479758829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5716273149656815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5128703374214282</text:p>
          </table:table-cell>
          <table:table-cell table:number-columns-repeated="16370"/>
        </table:table-row>
        <table:table-row table:number-rows-repeated="1048553" table:style-name="ro2">
          <table:table-cell table:number-columns-repeated="16384"/>
        </table:table-row>
      </table:table>
      <table:table table:name="quantile" table:style-name="ta1">
        <table:table-column table:style-name="co35" table:default-cell-style-name="ce1"/>
        <table:table-column table:style-name="co40" table:default-cell-style-name="ce1"/>
        <table:table-column table:style-name="co8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3" table:default-cell-style-name="ce1"/>
        <table:table-column table:style-name="co11" table:default-cell-style-name="ce1"/>
        <table:table-column table:style-name="co38" table:default-cell-style-name="ce1"/>
        <table:table-column table:style-name="co25" table:default-cell-style-name="ce1"/>
        <table:table-column table:style-name="co14" table:default-cell-style-name="ce1"/>
        <table:table-column table:style-name="co9" table:default-cell-style-name="ce1"/>
        <table:table-column table:style-name="co14" table:default-cell-style-name="ce1"/>
        <table:table-column table:style-name="co34" table:default-cell-style-name="ce1"/>
        <table:table-column table:style-name="co4" table:number-columns-repeated="1010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Classifier</text:p>
          </table:table-cell>
          <table:table-cell office:value-type="string" table:style-name="ce2">
            <text:p>Acc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i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Prec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Recall(macro)</text:p>
          </table:table-cell>
          <table:table-cell office:value-type="string" table:style-name="ce2">
            <text:p>Classifier</text:p>
          </table:table-cell>
          <table:table-cell office:value-type="string" table:style-name="ce2">
            <text:p>F1(macro)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7">
            <text:p>XGBClassifier</text:p>
          </table:table-cell>
          <table:table-cell office:value-type="string" table:style-name="ce7">
            <text:p>0.9893346626968871</text:p>
          </table:table-cell>
          <table:table-cell office:value-type="string" table:style-name="ce7">
            <text:p>GradientBoostingClassifier</text:p>
          </table:table-cell>
          <table:table-cell office:value-type="string" table:style-name="ce7">
            <text:p>0.9896</text:p>
          </table:table-cell>
          <table:table-cell office:value-type="string" table:style-name="ce7">
            <text:p>GradientBoostingClassifier</text:p>
          </table:table-cell>
          <table:table-cell office:value-type="string" table:style-name="ce7">
            <text:p>0.9896</text:p>
          </table:table-cell>
          <table:table-cell office:value-type="string" table:style-name="ce7">
            <text:p>GradientBoostingClassifier</text:p>
          </table:table-cell>
          <table:table-cell office:value-type="string" table:style-name="ce7">
            <text:p>0.9896</text:p>
          </table:table-cell>
          <table:table-cell office:value-type="string" table:style-name="ce7">
            <text:p>RandomForestClassifier</text:p>
          </table:table-cell>
          <table:table-cell office:value-type="string" table:style-name="ce7">
            <text:p>0.9876548213902145</text:p>
          </table:table-cell>
          <table:table-cell office:value-type="string" table:style-name="ce7">
            <text:p>VotingClassifier</text:p>
          </table:table-cell>
          <table:table-cell office:value-type="string" table:style-name="ce7">
            <text:p>0.9827878964753326</text:p>
          </table:table-cell>
          <table:table-cell office:value-type="string" table:style-name="ce7">
            <text:p>VotingClassifier</text:p>
          </table:table-cell>
          <table:table-cell office:value-type="string" table:style-name="ce7">
            <text:p>0.9840157054590447</text:p>
          </table:table-cell>
          <table:table-cell table:number-columns-repeated="12" table:style-name="ce5"/>
          <table:table-cell table:number-columns-repeated="16358"/>
        </table:table-row>
        <table:table-row table:style-name="ro1">
          <table:table-cell office:value-type="string" table:style-name="ce4">
            <text:p>GradientBoostingClassifier</text:p>
          </table:table-cell>
          <table:table-cell office:value-type="string" table:style-name="ce4">
            <text:p>0.9884010622819537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68741554511655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799093594892326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8316662811723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VotingClassifier</text:p>
          </table:table-cell>
          <table:table-cell office:value-type="string" table:style-name="ce4">
            <text:p>0.9878676397633954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92</text:p>
          </table:table-cell>
          <table:table-cell office:value-type="string" table:style-name="ce4">
            <text:p>VotingClassifier</text:p>
          </table:table-cell>
          <table:table-cell office:value-type="string" table:style-name="ce4">
            <text:p>0.9853003268511347</text:p>
          </table:table-cell>
          <table:table-cell office:value-type="string" table:style-name="ce4">
            <text:p>GradientBoostingClassifier</text:p>
          </table:table-cell>
          <table:table-cell office:value-type="string" table:style-name="ce4">
            <text:p>0.9796020399786443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8282092488494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RandomForestClassifier</text:p>
          </table:table-cell>
          <table:table-cell office:value-type="string" table:style-name="ce4">
            <text:p>0.9878675509337264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84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84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84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27366941676897</text:p>
          </table:table-cell>
          <table:table-cell office:value-type="string" table:style-name="ce4">
            <text:p>RandomForestClassifier</text:p>
          </table:table-cell>
          <table:table-cell office:value-type="string" table:style-name="ce4">
            <text:p>0.9782246295103247</text:p>
          </table:table-cell>
          <table:table-cell office:value-type="string" table:style-name="ce4">
            <text:p>XGBClassifier</text:p>
          </table:table-cell>
          <table:table-cell office:value-type="string" table:style-name="ce4">
            <text:p>0.981307195518691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MLPClassifier</text:p>
          </table:table-cell>
          <table:table-cell office:value-type="string" table:style-name="ce4">
            <text:p>0.9864021282379829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64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64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64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810424879834924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74636912139688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77570323463061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DecisionTreeClassifier</text:p>
          </table:table-cell>
          <table:table-cell office:value-type="string" table:style-name="ce4">
            <text:p>0.985999728177657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2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2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82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769006619041058</text:p>
          </table:table-cell>
          <table:table-cell office:value-type="string" table:style-name="ce4">
            <text:p>BaggingClassifier</text:p>
          </table:table-cell>
          <table:table-cell office:value-type="string" table:style-name="ce4">
            <text:p>0.9742559109259824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75378511442016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BaggingClassifier</text:p>
          </table:table-cell>
          <table:table-cell office:value-type="string" table:style-name="ce4">
            <text:p>0.9844006163558294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812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812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812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743815574634369</text:p>
          </table:table-cell>
          <table:table-cell office:value-type="string" table:style-name="ce4">
            <text:p>MLPClassifier</text:p>
          </table:table-cell>
          <table:table-cell office:value-type="string" table:style-name="ce4">
            <text:p>0.974045920475285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73951074763593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NuSVC</text:p>
          </table:table-cell>
          <table:table-cell office:value-type="string" table:style-name="ce4">
            <text:p>0.9841345718524023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784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784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784</text:p>
          </table:table-cell>
          <table:table-cell office:value-type="string" table:style-name="ce4">
            <text:p>PolyKernelSVM</text:p>
          </table:table-cell>
          <table:table-cell office:value-type="string" table:style-name="ce4">
            <text:p>0.9732757381777798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72662598167772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73511352852444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PolyKernelSVM</text:p>
          </table:table-cell>
          <table:table-cell office:value-type="string" table:style-name="ce4">
            <text:p>0.9816012375709203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772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772</text:p>
          </table:table-cell>
          <table:table-cell office:value-type="string" table:style-name="ce4">
            <text:p>NuSVC</text:p>
          </table:table-cell>
          <table:table-cell office:value-type="string" table:style-name="ce4">
            <text:p>0.9772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27988081927276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71065728693299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68930825972601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SVC</text:p>
          </table:table-cell>
          <table:table-cell office:value-type="string" table:style-name="ce4">
            <text:p>0.9794679036449943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28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28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728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692645314444652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686734044330527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68288439621836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RbfKernelSVM</text:p>
          </table:table-cell>
          <table:table-cell office:value-type="string" table:style-name="ce4">
            <text:p>0.9786680811858138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24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24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724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68468540275822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658953206495063</text:p>
          </table:table-cell>
          <table:table-cell office:value-type="string" table:style-name="ce4">
            <text:p>RbfKernelSVM</text:p>
          </table:table-cell>
          <table:table-cell office:value-type="string" table:style-name="ce4">
            <text:p>0.967564989970643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ExtraTreesClassifier</text:p>
          </table:table-cell>
          <table:table-cell office:value-type="string" table:style-name="ce4">
            <text:p>0.9785343028745048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716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716</text:p>
          </table:table-cell>
          <table:table-cell office:value-type="string" table:style-name="ce4">
            <text:p>SVC</text:p>
          </table:table-cell>
          <table:table-cell office:value-type="string" table:style-name="ce4">
            <text:p>0.9716</text:p>
          </table:table-cell>
          <table:table-cell office:value-type="string" table:style-name="ce4">
            <text:p>DecisionTreeClassifier</text:p>
          </table:table-cell>
          <table:table-cell office:value-type="string" table:style-name="ce4">
            <text:p>0.966844242793267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655190777453956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67027055988015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QuadraticDiscriminantAnalysis</text:p>
          </table:table-cell>
          <table:table-cell office:value-type="string" table:style-name="ce4">
            <text:p>0.9694673662817923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664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664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664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66587562769742</text:p>
          </table:table-cell>
          <table:table-cell office:value-type="string" table:style-name="ce4">
            <text:p>ExtraTreesClassifier</text:p>
          </table:table-cell>
          <table:table-cell office:value-type="string" table:style-name="ce4">
            <text:p>0.9616212531676404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62035005614721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SGDClassifier</text:p>
          </table:table-cell>
          <table:table-cell office:value-type="string" table:style-name="ce4">
            <text:p>0.9692006999706815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664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664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664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665864408026117</text:p>
          </table:table-cell>
          <table:table-cell office:value-type="string" table:style-name="ce4">
            <text:p>SGDClassifier</text:p>
          </table:table-cell>
          <table:table-cell office:value-type="string" table:style-name="ce4">
            <text:p>0.9582888503481833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61661033280638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LinearSVM</text:p>
          </table:table-cell>
          <table:table-cell office:value-type="string" table:style-name="ce4">
            <text:p>0.9689341218966468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632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632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632</text:p>
          </table:table-cell>
          <table:table-cell office:value-type="string" table:style-name="ce4">
            <text:p>LinearDiscriminantAnalysis</text:p>
          </table:table-cell>
          <table:table-cell office:value-type="string" table:style-name="ce4">
            <text:p>0.9583285913818621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560072168656794</text:p>
          </table:table-cell>
          <table:table-cell office:value-type="string" table:style-name="ce4">
            <text:p>LinearSVM</text:p>
          </table:table-cell>
          <table:table-cell office:value-type="string" table:style-name="ce4">
            <text:p>0.960881834827807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LinearDiscriminantAnalysis</text:p>
          </table:table-cell>
          <table:table-cell office:value-type="string" table:style-name="ce4">
            <text:p>0.9665347431117377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564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564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564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58138463139281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532638350975606</text:p>
          </table:table-cell>
          <table:table-cell office:value-type="string" table:style-name="ce4">
            <text:p>LogisticRegression</text:p>
          </table:table-cell>
          <table:table-cell office:value-type="string" table:style-name="ce4">
            <text:p>0.9552728476533687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LogisticRegression</text:p>
          </table:table-cell>
          <table:table-cell office:value-type="string" table:style-name="ce4">
            <text:p>0.9650686987268291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516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516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516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536763724727949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523934970153384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0.9528410643607669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KNN</text:p>
          </table:table-cell>
          <table:table-cell office:value-type="string" table:style-name="ce4">
            <text:p>0.960667630755984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46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46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46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489567512927617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508572839722637</text:p>
          </table:table-cell>
          <table:table-cell office:value-type="string" table:style-name="ce4">
            <text:p>QuadraticDiscriminantAnalysis</text:p>
          </table:table-cell>
          <table:table-cell office:value-type="string" table:style-name="ce4">
            <text:p>0.9495730434714299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PassiveAggressiveClassifier</text:p>
          </table:table-cell>
          <table:table-cell office:value-type="string" table:style-name="ce4">
            <text:p>0.943466911585294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42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42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42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346529404493275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375887136357003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288621441708172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GaussianNB</text:p>
          </table:table-cell>
          <table:table-cell office:value-type="string" table:style-name="ce4">
            <text:p>0.9361341106373825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26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26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926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9233261634416036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774810739437466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8967506043685157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RidgeClassifier</text:p>
          </table:table-cell>
          <table:table-cell office:value-type="string" table:style-name="ce4">
            <text:p>0.9174661920590484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9104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9104</text:p>
          </table:table-cell>
          <table:table-cell office:value-type="string" table:style-name="ce4">
            <text:p>RidgeClassifier</text:p>
          </table:table-cell>
          <table:table-cell office:value-type="string" table:style-name="ce4">
            <text:p>0.9103999999999999</text:p>
          </table:table-cell>
          <table:table-cell office:value-type="string" table:style-name="ce4">
            <text:p>GaussianNB</text:p>
          </table:table-cell>
          <table:table-cell office:value-type="string" table:style-name="ce4">
            <text:p>0.9213556860465281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8562225808417575</text:p>
          </table:table-cell>
          <table:table-cell office:value-type="string" table:style-name="ce4">
            <text:p>PassiveAggressiveClassifier</text:p>
          </table:table-cell>
          <table:table-cell office:value-type="string" table:style-name="ce4">
            <text:p>0.886252694261482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AdaBoostClassifier</text:p>
          </table:table-cell>
          <table:table-cell office:value-type="string" table:style-name="ce4">
            <text:p>0.7675930822487772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8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8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8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956529212304116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7716047923002668</text:p>
          </table:table-cell>
          <table:table-cell office:value-type="string" table:style-name="ce4">
            <text:p>AdaBoostClassifier</text:p>
          </table:table-cell>
          <table:table-cell office:value-type="string" table:style-name="ce4">
            <text:p>0.810043567879016</text:p>
          </table:table-cell>
          <table:table-cell table:number-columns-repeated="16370"/>
        </table:table-row>
        <table:table-row table:style-name="ro1">
          <table:table-cell table:number-columns-repeated="8" table:style-name="ce1"/>
          <table:table-cell table:number-columns-repeated="2" table:style-name="ce9"/>
          <table:table-cell table:number-columns-repeated="16374" table:style-name="ce1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Monospace" svg:font-family="Monospace"/>
  </office:font-face-decls>
  <office:styles>
    <number:number-style style:name="N0">
      <number:number number:min-integer-digits="1"/>
    </number:number-style>
    <number:number-style style:name="N38">
      <number:number number:decimal-places="3" number:min-integer-digits="1"/>
    </number:number-style>
    <number:number-style style:name="N39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Fell</dc:creator>
    <dc:date>2019-05-27T18:45:28Z</dc:date>
  </office:meta>
</office:document-meta>
</file>